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2.1667in"/>
    </style:style>
    <style:style style:name="Table2.1" style:family="table-row">
      <style:table-row-properties style:min-row-height="0.2083in" fo:keep-together="auto"/>
    </style:style>
    <style:style style:name="Table2.A1" style:family="table-cell">
      <style:table-cell-properties style:vertical-align="middle" fo:background-color="#e0e0e0" fo:padding="0.0521in" fo:border="0.75pt solid #bdbdbd">
        <style:background-image/>
      </style:table-cell-properties>
    </style:style>
    <style:style style:name="Table2.A2" style:family="table-cell">
      <style:table-cell-properties style:vertical-align="middle" fo:padding="0.0833in" fo:border="0.75pt solid #bdbdbd"/>
    </style:style>
    <style:style style:name="Table2.B2" style:family="table-cell">
      <style:table-cell-properties style:vertical-align="middle" fo:padding="0.0833in" fo:border="0.75pt solid #bdbdbd"/>
    </style:style>
    <style:style style:name="Table2.C2" style:family="table-cell">
      <style:table-cell-properties style:vertical-align="middle" fo:padding="0.0833in" fo:border="0.75pt solid #bdbdbd"/>
    </style:style>
    <style:style style:name="Table2.A3" style:family="table-cell">
      <style:table-cell-properties style:vertical-align="middle" fo:padding="0.0833in" fo:border="0.75pt solid #bdbdbd"/>
    </style:style>
    <style:style style:name="Table2.B3" style:family="table-cell">
      <style:table-cell-properties style:vertical-align="middle" fo:padding="0.0833in" fo:border="0.75pt solid #bdbdbd"/>
    </style:style>
    <style:style style:name="Table2.C3" style:family="table-cell">
      <style:table-cell-properties style:vertical-align="middle" fo:padding="0.0833in" fo:border="0.75pt solid #bdbdbd"/>
    </style:style>
    <style:style style:name="Table2.A4" style:family="table-cell">
      <style:table-cell-properties style:vertical-align="middle" fo:padding="0.0833in" fo:border="0.75pt solid #bdbdbd"/>
    </style:style>
    <style:style style:name="Table2.B4" style:family="table-cell">
      <style:table-cell-properties style:vertical-align="middle" fo:padding="0.0833in" fo:border="0.75pt solid #bdbdbd"/>
    </style:style>
    <style:style style:name="Table2.C4" style:family="table-cell">
      <style:table-cell-properties style:vertical-align="middle" fo:padding="0.0833in" fo:border="0.75pt solid #bdbdbd"/>
    </style:style>
    <style:style style:name="Table2.A5" style:family="table-cell">
      <style:table-cell-properties style:vertical-align="middle" fo:padding="0.0833in" fo:border="0.75pt solid #bdbdbd"/>
    </style:style>
    <style:style style:name="Table2.B5" style:family="table-cell">
      <style:table-cell-properties style:vertical-align="middle" fo:padding="0.0833in" fo:border="0.75pt solid #bdbdbd"/>
    </style:style>
    <style:style style:name="Table2.C5" style:family="table-cell">
      <style:table-cell-properties style:vertical-align="middle" fo:padding="0.0833in" fo:border="0.75pt solid #bdbdbd"/>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1.3in"/>
    </style:style>
    <style:style style:name="Table3.1" style:family="table-row">
      <style:table-row-properties style:min-row-height="0.2083in" fo:keep-together="auto"/>
    </style:style>
    <style:style style:name="Table3.A1" style:family="table-cell">
      <style:table-cell-properties style:vertical-align="middle" fo:background-color="#e0e0e0" fo:padding="0.0521in" fo:border="0.75pt solid #bdbdbd">
        <style:background-image/>
      </style:table-cell-properties>
    </style:style>
    <style:style style:name="Table3.A2" style:family="table-cell">
      <style:table-cell-properties style:vertical-align="middle" fo:padding="0.0833in" fo:border-left="0.75pt solid #bdbdbd" fo:border-right="0.75pt solid #bdbdbd" fo:border-top="0.75pt solid #bdbdbd" fo:border-bottom="0.5pt solid #bdbdbd"/>
    </style:style>
    <style:style style:name="Table3.B2" style:family="table-cell">
      <style:table-cell-properties style:vertical-align="middle" fo:padding="0.0833in" fo:border-left="0.75pt solid #bdbdbd" fo:border-right="0.75pt solid #bdbdbd" fo:border-top="0.75pt solid #bdbdbd" fo:border-bottom="0.5pt solid #bdbdbd"/>
    </style:style>
    <style:style style:name="Table3.C2" style:family="table-cell">
      <style:table-cell-properties style:vertical-align="middle" fo:padding="0.0833in" fo:border="0.75pt solid #bdbdbd"/>
    </style:style>
    <style:style style:name="Table3.D2" style:family="table-cell">
      <style:table-cell-properties style:vertical-align="middle" fo:padding="0.0833in" fo:border="0.75pt solid #bdbdbd"/>
    </style:style>
    <style:style style:name="Table3.E2" style:family="table-cell">
      <style:table-cell-properties style:vertical-align="middle" fo:padding="0.0833in" fo:border="0.75pt solid #bdbdbd"/>
    </style:style>
    <style:style style:name="Table3.A3" style:family="table-cell">
      <style:table-cell-properties style:vertical-align="middle" fo:padding="0.0833in" fo:border-left="0.75pt solid #bdbdbd" fo:border-right="0.75pt solid #bdbdbd" fo:border-top="0.75pt solid #bdbdbd" fo:border-bottom="0.5pt solid #bdbdbd"/>
    </style:style>
    <style:style style:name="Table3.B3" style:family="table-cell">
      <style:table-cell-properties style:vertical-align="middle" fo:padding="0.0833in" fo:border-left="0.75pt solid #bdbdbd" fo:border-right="0.75pt solid #bdbdbd" fo:border-top="0.75pt solid #bdbdbd" fo:border-bottom="0.5pt solid #bdbdbd"/>
    </style:style>
    <style:style style:name="Table3.C3" style:family="table-cell">
      <style:table-cell-properties style:vertical-align="middle" fo:padding="0.0833in" fo:border="0.75pt solid #bdbdbd"/>
    </style:style>
    <style:style style:name="Table3.D3" style:family="table-cell">
      <style:table-cell-properties style:vertical-align="middle" fo:padding="0.0833in" fo:border="0.75pt solid #bdbdbd"/>
    </style:style>
    <style:style style:name="Table3.E3" style:family="table-cell">
      <style:table-cell-properties style:vertical-align="middle" fo:padding="0.0833in" fo:border="0.75pt solid #bdbdbd"/>
    </style:style>
    <style:style style:name="Table3.A4" style:family="table-cell">
      <style:table-cell-properties style:vertical-align="middle" fo:padding="0.0833in" fo:border-left="0.75pt solid #bdbdbd" fo:border-right="0.75pt solid #bdbdbd" fo:border-top="0.75pt solid #bdbdbd" fo:border-bottom="0.5pt solid #bdbdbd"/>
    </style:style>
    <style:style style:name="Table3.B4" style:family="table-cell">
      <style:table-cell-properties style:vertical-align="middle" fo:padding="0.0833in" fo:border-left="0.75pt solid #bdbdbd" fo:border-right="0.75pt solid #bdbdbd" fo:border-top="0.75pt solid #bdbdbd" fo:border-bottom="0.5pt solid #bdbdbd"/>
    </style:style>
    <style:style style:name="Table3.C4" style:family="table-cell">
      <style:table-cell-properties style:vertical-align="middle" fo:padding="0.0833in" fo:border="0.75pt solid #bdbdbd"/>
    </style:style>
    <style:style style:name="Table3.D4" style:family="table-cell">
      <style:table-cell-properties style:vertical-align="middle" fo:padding="0.0833in" fo:border="0.75pt solid #bdbdbd"/>
    </style:style>
    <style:style style:name="Table3.E4" style:family="table-cell">
      <style:table-cell-properties style:vertical-align="middle" fo:padding="0.0833in" fo:border="0.75pt solid #bdbdbd"/>
    </style:style>
    <style:style style:name="Table3.A5" style:family="table-cell">
      <style:table-cell-properties style:vertical-align="middle" fo:padding="0.0833in" fo:border-left="0.75pt solid #bdbdbd" fo:border-right="0.75pt solid #bdbdbd" fo:border-top="0.75pt solid #bdbdbd" fo:border-bottom="0.5pt solid #bdbdbd"/>
    </style:style>
    <style:style style:name="Table3.B5" style:family="table-cell">
      <style:table-cell-properties style:vertical-align="middle" fo:padding="0.0833in" fo:border-left="0.75pt solid #bdbdbd" fo:border-right="0.75pt solid #bdbdbd" fo:border-top="0.75pt solid #bdbdbd" fo:border-bottom="0.5pt solid #bdbdbd"/>
    </style:style>
    <style:style style:name="Table3.C5" style:family="table-cell">
      <style:table-cell-properties style:vertical-align="middle" fo:padding="0.0833in" fo:border="0.75pt solid #bdbdbd"/>
    </style:style>
    <style:style style:name="Table3.D5" style:family="table-cell">
      <style:table-cell-properties style:vertical-align="middle" fo:padding="0.0833in" fo:border="0.75pt solid #bdbdbd"/>
    </style:style>
    <style:style style:name="Table3.E5" style:family="table-cell">
      <style:table-cell-properties style:vertical-align="middle" fo:padding="0.0833in" fo:border="0.75pt solid #bdbdbd"/>
    </style:style>
    <style:style style:name="Table3.A6" style:family="table-cell">
      <style:table-cell-properties style:vertical-align="middle" fo:padding="0.0833in" fo:border-left="0.75pt solid #bdbdbd" fo:border-right="0.75pt solid #bdbdbd" fo:border-top="0.75pt solid #bdbdbd" fo:border-bottom="0.5pt solid #bdbdbd"/>
    </style:style>
    <style:style style:name="Table3.B6" style:family="table-cell">
      <style:table-cell-properties style:vertical-align="middle" fo:padding="0.0833in" fo:border-left="0.75pt solid #bdbdbd" fo:border-right="0.75pt solid #bdbdbd" fo:border-top="0.75pt solid #bdbdbd" fo:border-bottom="0.5pt solid #bdbdbd"/>
    </style:style>
    <style:style style:name="Table3.C6" style:family="table-cell">
      <style:table-cell-properties style:vertical-align="middle" fo:padding="0.0833in" fo:border="0.75pt solid #bdbdbd"/>
    </style:style>
    <style:style style:name="Table3.D6" style:family="table-cell">
      <style:table-cell-properties style:vertical-align="middle" fo:padding="0.0833in" fo:border="0.75pt solid #bdbdbd"/>
    </style:style>
    <style:style style:name="Table3.E6" style:family="table-cell">
      <style:table-cell-properties style:vertical-align="middle" fo:padding="0.0833in" fo:border="0.75pt solid #bdbdbd"/>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1.3in"/>
    </style:style>
    <style:style style:name="Table4.1" style:family="table-row">
      <style:table-row-properties style:min-row-height="0.2083in" fo:keep-together="auto"/>
    </style:style>
    <style:style style:name="Table4.A1" style:family="table-cell">
      <style:table-cell-properties style:vertical-align="middle" fo:background-color="#e0e0e0" fo:padding="0.0521in" fo:border="0.75pt solid #bdbdbd">
        <style:background-image/>
      </style:table-cell-properties>
    </style:style>
    <style:style style:name="Table4.A2" style:family="table-cell">
      <style:table-cell-properties style:vertical-align="middle" fo:background-color="#e0e0e0" fo:padding="0.0521in" fo:border-left="0.75pt solid #bdbdbd" fo:border-right="0.75pt solid #bdbdbd" fo:border-top="0.75pt solid #bdbdbd" fo:border-bottom="0.5pt solid #bdbdbd">
        <style:background-image/>
      </style:table-cell-properties>
    </style:style>
    <style:style style:name="Table4.B2" style:family="table-cell">
      <style:table-cell-properties style:vertical-align="middle" fo:padding="0.0833in" fo:border="0.75pt solid #bdbdbd"/>
    </style:style>
    <style:style style:name="Table4.C2" style:family="table-cell">
      <style:table-cell-properties style:vertical-align="middle" fo:padding="0.0833in" fo:border="0.75pt solid #bdbdbd"/>
    </style:style>
    <style:style style:name="Table4.D2" style:family="table-cell">
      <style:table-cell-properties style:vertical-align="middle" fo:padding="0.0833in" fo:border="0.75pt solid #bdbdbd"/>
    </style:style>
    <style:style style:name="Table4.E2" style:family="table-cell">
      <style:table-cell-properties style:vertical-align="middle" fo:padding="0.0833in" fo:border="0.75pt solid #bdbdbd"/>
    </style:style>
    <style:style style:name="Table4.B3" style:family="table-cell">
      <style:table-cell-properties style:vertical-align="middle" fo:padding="0.0833in" fo:border="0.75pt solid #bdbdbd"/>
    </style:style>
    <style:style style:name="Table4.C3" style:family="table-cell">
      <style:table-cell-properties style:vertical-align="middle" fo:padding="0.0833in" fo:border="0.75pt solid #bdbdbd"/>
    </style:style>
    <style:style style:name="Table4.D3" style:family="table-cell">
      <style:table-cell-properties style:vertical-align="middle" fo:padding="0.0833in" fo:border="0.75pt solid #bdbdbd"/>
    </style:style>
    <style:style style:name="Table4.E3" style:family="table-cell">
      <style:table-cell-properties style:vertical-align="middle" fo:padding="0.0833in" fo:border="0.75pt solid #bdbdbd"/>
    </style:style>
    <style:style style:name="Table4.B4" style:family="table-cell">
      <style:table-cell-properties style:vertical-align="middle" fo:padding="0.0833in" fo:border="0.75pt solid #bdbdbd"/>
    </style:style>
    <style:style style:name="Table4.C4" style:family="table-cell">
      <style:table-cell-properties style:vertical-align="middle" fo:padding="0.0833in" fo:border="0.75pt solid #bdbdbd"/>
    </style:style>
    <style:style style:name="Table4.D4" style:family="table-cell">
      <style:table-cell-properties style:vertical-align="middle" fo:padding="0.0833in" fo:border="0.75pt solid #bdbdbd"/>
    </style:style>
    <style:style style:name="Table4.E4" style:family="table-cell">
      <style:table-cell-properties style:vertical-align="middle" fo:padding="0.0833in" fo:border="0.75pt solid #bdbdbd"/>
    </style:style>
    <style:style style:name="Table4.B5" style:family="table-cell">
      <style:table-cell-properties style:vertical-align="middle" fo:padding="0.0833in" fo:border="0.75pt solid #bdbdbd"/>
    </style:style>
    <style:style style:name="Table4.C5" style:family="table-cell">
      <style:table-cell-properties style:vertical-align="middle" fo:padding="0.0833in" fo:border="0.75pt solid #bdbdbd"/>
    </style:style>
    <style:style style:name="Table4.D5" style:family="table-cell">
      <style:table-cell-properties style:vertical-align="middle" fo:padding="0.0833in" fo:border="0.75pt solid #bdbdbd"/>
    </style:style>
    <style:style style:name="Table4.E5" style:family="table-cell">
      <style:table-cell-properties style:vertical-align="middle" fo:padding="0.0833in" fo:border="0.75pt solid #bdbdbd"/>
    </style:style>
    <style:style style:name="Table4.B6" style:family="table-cell">
      <style:table-cell-properties style:vertical-align="middle" fo:padding="0.0833in" fo:border="0.75pt solid #bdbdbd"/>
    </style:style>
    <style:style style:name="Table4.C6" style:family="table-cell">
      <style:table-cell-properties style:vertical-align="middle" fo:padding="0.0833in" fo:border="0.75pt solid #bdbdbd"/>
    </style:style>
    <style:style style:name="Table4.D6" style:family="table-cell">
      <style:table-cell-properties style:vertical-align="middle" fo:padding="0.0833in" fo:border="0.75pt solid #bdbdbd"/>
    </style:style>
    <style:style style:name="Table4.E6" style:family="table-cell">
      <style:table-cell-properties style:vertical-align="middle" fo:padding="0.0833in" fo:border="0.75pt solid #bdbdbd"/>
    </style:style>
    <style:style style:name="Table4.B7" style:family="table-cell">
      <style:table-cell-properties style:vertical-align="middle" fo:padding="0.0833in" fo:border="0.75pt solid #bdbdbd"/>
    </style:style>
    <style:style style:name="Table4.C7" style:family="table-cell">
      <style:table-cell-properties style:vertical-align="middle" fo:padding="0.0833in" fo:border="0.75pt solid #bdbdbd"/>
    </style:style>
    <style:style style:name="Table4.D7" style:family="table-cell">
      <style:table-cell-properties style:vertical-align="middle" fo:padding="0.0833in" fo:border="0.75pt solid #bdbdbd"/>
    </style:style>
    <style:style style:name="Table4.E7" style:family="table-cell">
      <style:table-cell-properties style:vertical-align="middle" fo:padding="0.0833in" fo:border="0.75pt solid #bdbdbd"/>
    </style:style>
    <style:style style:name="Table4.B8" style:family="table-cell">
      <style:table-cell-properties style:vertical-align="middle" fo:padding="0.0833in" fo:border="0.75pt solid #bdbdbd"/>
    </style:style>
    <style:style style:name="Table4.C8" style:family="table-cell">
      <style:table-cell-properties style:vertical-align="middle" fo:padding="0.0833in" fo:border="0.75pt solid #bdbdbd"/>
    </style:style>
    <style:style style:name="Table4.D8" style:family="table-cell">
      <style:table-cell-properties style:vertical-align="middle" fo:padding="0.0833in" fo:border="0.75pt solid #bdbdbd"/>
    </style:style>
    <style:style style:name="Table4.E8" style:family="table-cell">
      <style:table-cell-properties style:vertical-align="middle" fo:padding="0.0833in" fo:border="0.75pt solid #bdbdbd"/>
    </style:style>
    <style:style style:name="Table4.A9" style:family="table-cell">
      <style:table-cell-properties style:vertical-align="middle" fo:background-color="#e0e0e0" fo:padding="0.0521in" fo:border-left="0.75pt solid #bdbdbd" fo:border-right="0.75pt solid #bdbdbd" fo:border-top="0.75pt solid #bdbdbd" fo:border-bottom="1.5pt solid #bdbdbd">
        <style:background-image/>
      </style:table-cell-properties>
    </style:style>
    <style:style style:name="Table4.B9" style:family="table-cell">
      <style:table-cell-properties style:vertical-align="middle" fo:padding="0.0833in" fo:border="0.75pt solid #bdbdbd"/>
    </style:style>
    <style:style style:name="Table4.C9" style:family="table-cell">
      <style:table-cell-properties style:vertical-align="middle" fo:padding="0.0833in" fo:border="0.75pt solid #bdbdbd"/>
    </style:style>
    <style:style style:name="Table4.D9" style:family="table-cell">
      <style:table-cell-properties style:vertical-align="middle" fo:padding="0.0833in" fo:border="0.75pt solid #bdbdbd"/>
    </style:style>
    <style:style style:name="Table4.E9" style:family="table-cell">
      <style:table-cell-properties style:vertical-align="middle" fo:padding="0.0833in" fo:border="0.75pt solid #bdbdbd"/>
    </style:style>
    <style:style style:name="Table4.B10" style:family="table-cell">
      <style:table-cell-properties style:vertical-align="middle" fo:padding="0.0833in" fo:border="0.75pt solid #bdbdbd"/>
    </style:style>
    <style:style style:name="Table4.C10" style:family="table-cell">
      <style:table-cell-properties style:vertical-align="middle" fo:padding="0.0833in" fo:border="0.75pt solid #bdbdbd"/>
    </style:style>
    <style:style style:name="Table4.D10" style:family="table-cell">
      <style:table-cell-properties style:vertical-align="middle" fo:padding="0.0833in" fo:border="0.75pt solid #bdbdbd"/>
    </style:style>
    <style:style style:name="Table4.E10" style:family="table-cell">
      <style:table-cell-properties style:vertical-align="middle" fo:padding="0.0833in" fo:border="0.75pt solid #bdbdbd"/>
    </style:style>
    <style:style style:name="Table4.B11" style:family="table-cell">
      <style:table-cell-properties style:vertical-align="middle" fo:padding="0.0833in" fo:border="0.75pt solid #bdbdbd"/>
    </style:style>
    <style:style style:name="Table4.C11" style:family="table-cell">
      <style:table-cell-properties style:vertical-align="middle" fo:padding="0.0833in" fo:border="0.75pt solid #bdbdbd"/>
    </style:style>
    <style:style style:name="Table4.D11" style:family="table-cell">
      <style:table-cell-properties style:vertical-align="middle" fo:padding="0.0833in" fo:border="0.75pt solid #bdbdbd"/>
    </style:style>
    <style:style style:name="Table4.E11" style:family="table-cell">
      <style:table-cell-properties style:vertical-align="middle" fo:padding="0.0833in" fo:border="0.75pt solid #bdbdbd"/>
    </style:style>
    <style:style style:name="Table4.B12" style:family="table-cell">
      <style:table-cell-properties style:vertical-align="middle" fo:padding="0.0833in" fo:border="0.75pt solid #bdbdbd"/>
    </style:style>
    <style:style style:name="Table4.C12" style:family="table-cell">
      <style:table-cell-properties style:vertical-align="middle" fo:padding="0.0833in" fo:border="0.75pt solid #bdbdbd"/>
    </style:style>
    <style:style style:name="Table4.D12" style:family="table-cell">
      <style:table-cell-properties style:vertical-align="middle" fo:padding="0.0833in" fo:border="0.75pt solid #bdbdbd"/>
    </style:style>
    <style:style style:name="Table4.E12" style:family="table-cell">
      <style:table-cell-properties style:vertical-align="middle" fo:padding="0.0833in" fo:border="0.75pt solid #bdbdbd"/>
    </style:style>
    <style:style style:name="Table4.B13" style:family="table-cell">
      <style:table-cell-properties style:vertical-align="middle" fo:padding="0.0833in" fo:border="0.75pt solid #bdbdbd"/>
    </style:style>
    <style:style style:name="Table4.C13" style:family="table-cell">
      <style:table-cell-properties style:vertical-align="middle" fo:padding="0.0833in" fo:border="0.75pt solid #bdbdbd"/>
    </style:style>
    <style:style style:name="Table4.D13" style:family="table-cell">
      <style:table-cell-properties style:vertical-align="middle" fo:padding="0.0833in" fo:border="0.75pt solid #bdbdbd"/>
    </style:style>
    <style:style style:name="Table4.E13" style:family="table-cell">
      <style:table-cell-properties style:vertical-align="middle" fo:padding="0.0833in" fo:border="0.75pt solid #bdbdbd"/>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2.1667in"/>
    </style:style>
    <style:style style:name="Table5.1" style:family="table-row">
      <style:table-row-properties style:min-row-height="0.2083in" fo:keep-together="auto"/>
    </style:style>
    <style:style style:name="Table5.A1" style:family="table-cell">
      <style:table-cell-properties style:vertical-align="middle" fo:background-color="#e0e0e0" fo:padding="0.0521in" fo:border="0.75pt solid #bdbdbd">
        <style:background-image/>
      </style:table-cell-properties>
    </style:style>
    <style:style style:name="Table5.A2" style:family="table-cell">
      <style:table-cell-properties style:vertical-align="middle" fo:padding="0.0833in" fo:border="0.75pt solid #bdbdbd"/>
    </style:style>
    <style:style style:name="Table5.B2" style:family="table-cell">
      <style:table-cell-properties style:vertical-align="middle" fo:padding="0.0833in" fo:border="0.75pt solid #bdbdbd"/>
    </style:style>
    <style:style style:name="Table5.C2" style:family="table-cell">
      <style:table-cell-properties style:vertical-align="middle" fo:padding="0.0833in" fo:border="0.75pt solid #bdbdbd"/>
    </style:style>
    <style:style style:name="Table5.A3" style:family="table-cell">
      <style:table-cell-properties style:vertical-align="middle" fo:padding="0.0833in" fo:border="0.75pt solid #bdbdbd"/>
    </style:style>
    <style:style style:name="Table5.B3" style:family="table-cell">
      <style:table-cell-properties style:vertical-align="middle" fo:padding="0.0833in" fo:border="0.75pt solid #bdbdbd"/>
    </style:style>
    <style:style style:name="Table5.C3" style:family="table-cell">
      <style:table-cell-properties style:vertical-align="middle" fo:padding="0.0833in" fo:border="0.75pt solid #bdbdbd"/>
    </style:style>
    <style:style style:name="Table5.A4" style:family="table-cell">
      <style:table-cell-properties style:vertical-align="middle" fo:padding="0.0833in" fo:border="0.75pt solid #bdbdbd"/>
    </style:style>
    <style:style style:name="Table5.B4" style:family="table-cell">
      <style:table-cell-properties style:vertical-align="middle" fo:padding="0.0833in" fo:border="0.75pt solid #bdbdbd"/>
    </style:style>
    <style:style style:name="Table5.C4" style:family="table-cell">
      <style:table-cell-properties style:vertical-align="middle" fo:padding="0.0833in" fo:border="0.75pt solid #bdbdbd"/>
    </style:style>
    <style:style style:name="Table5.A5" style:family="table-cell">
      <style:table-cell-properties style:vertical-align="middle" fo:padding="0.0833in" fo:border="0.75pt solid #bdbdbd"/>
    </style:style>
    <style:style style:name="Table5.B5" style:family="table-cell">
      <style:table-cell-properties style:vertical-align="middle" fo:padding="0.0833in" fo:border="0.75pt solid #bdbdbd"/>
    </style:style>
    <style:style style:name="Table5.C5" style:family="table-cell">
      <style:table-cell-properties style:vertical-align="middle" fo:padding="0.0833in" fo:border="0.75pt solid #bdbdbd"/>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3.25in"/>
    </style:style>
    <style:style style:name="Table6.1" style:family="table-row">
      <style:table-row-properties style:min-row-height="0.2083in" fo:keep-together="auto"/>
    </style:style>
    <style:style style:name="Table6.A1" style:family="table-cell">
      <style:table-cell-properties style:vertical-align="middle" fo:background-color="#e0e0e0" fo:padding="0.0521in" fo:border="0.75pt solid #bdbdbd">
        <style:background-image/>
      </style:table-cell-properties>
    </style:style>
    <style:style style:name="Table6.A2" style:family="table-cell">
      <style:table-cell-properties style:vertical-align="middle" fo:padding="0.0833in" fo:border="0.75pt solid #bdbdbd"/>
    </style:style>
    <style:style style:name="Table6.B2" style:family="table-cell">
      <style:table-cell-properties style:vertical-align="middle" fo:padding="0.0833in" fo:border="0.75pt solid #bdbdbd"/>
    </style:style>
    <style:style style:name="Table6.A3" style:family="table-cell">
      <style:table-cell-properties style:vertical-align="middle" fo:padding="0.0833in" fo:border="0.75pt solid #bdbdbd"/>
    </style:style>
    <style:style style:name="Table6.B3" style:family="table-cell">
      <style:table-cell-properties style:vertical-align="middle" fo:padding="0.0833in" fo:border="0.75pt solid #bdbdbd"/>
    </style:style>
    <style:style style:name="Table6.A4" style:family="table-cell">
      <style:table-cell-properties style:vertical-align="middle" fo:padding="0.0833in" fo:border="0.75pt solid #bdbdbd"/>
    </style:style>
    <style:style style:name="Table6.B4" style:family="table-cell">
      <style:table-cell-properties style:vertical-align="middle" fo:padding="0.0833in" fo:border="0.75pt solid #bdbdbd"/>
    </style:style>
    <style:style style:name="Table6.A5" style:family="table-cell">
      <style:table-cell-properties style:vertical-align="middle" fo:padding="0.0833in" fo:border="0.75pt solid #bdbdbd"/>
    </style:style>
    <style:style style:name="Table6.B5" style:family="table-cell">
      <style:table-cell-properties style:vertical-align="middle" fo:padding="0.0833in" fo:border="0.75pt solid #bdbdbd"/>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3.25in"/>
    </style:style>
    <style:style style:name="Table7.1" style:family="table-row">
      <style:table-row-properties style:min-row-height="0.2083in" fo:keep-together="auto"/>
    </style:style>
    <style:style style:name="Table7.A1" style:family="table-cell">
      <style:table-cell-properties style:vertical-align="middle" fo:background-color="#e0e0e0" fo:padding="0.0521in" fo:border="0.75pt solid #bdbdbd">
        <style:background-image/>
      </style:table-cell-properties>
    </style:style>
    <style:style style:name="Table7.A2" style:family="table-cell">
      <style:table-cell-properties style:vertical-align="middle" fo:padding="0.0833in" fo:border="0.75pt solid #bdbdbd"/>
    </style:style>
    <style:style style:name="Table7.B2" style:family="table-cell">
      <style:table-cell-properties style:vertical-align="middle" fo:padding="0.0833in" fo:border="0.75pt solid #bdbdbd"/>
    </style:style>
    <style:style style:name="Table7.A3" style:family="table-cell">
      <style:table-cell-properties style:vertical-align="middle" fo:padding="0.0833in" fo:border="0.75pt solid #bdbdbd"/>
    </style:style>
    <style:style style:name="Table7.B3" style:family="table-cell">
      <style:table-cell-properties style:vertical-align="middle" fo:padding="0.0833in" fo:border="0.75pt solid #bdbdbd"/>
    </style:style>
    <style:style style:name="Table7.A4" style:family="table-cell">
      <style:table-cell-properties style:vertical-align="middle" fo:padding="0.0833in" fo:border="0.75pt solid #bdbdbd"/>
    </style:style>
    <style:style style:name="Table7.B4" style:family="table-cell">
      <style:table-cell-properties style:vertical-align="middle" fo:padding="0.0833in" fo:border="0.75pt solid #bdbdbd"/>
    </style:style>
    <style:style style:name="Table7.A5" style:family="table-cell">
      <style:table-cell-properties style:vertical-align="middle" fo:padding="0.0833in" fo:border="0.75pt solid #bdbdbd"/>
    </style:style>
    <style:style style:name="Table7.B5" style:family="table-cell">
      <style:table-cell-properties style:vertical-align="middle" fo:padding="0.0833in" fo:border="0.75pt solid #bdbdbd"/>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2.1667in"/>
    </style:style>
    <style:style style:name="Table8.1" style:family="table-row">
      <style:table-row-properties style:min-row-height="0.2083in" fo:keep-together="auto"/>
    </style:style>
    <style:style style:name="Table8.A1" style:family="table-cell">
      <style:table-cell-properties style:vertical-align="middle" fo:background-color="#e0e0e0" fo:padding="0.0521in" fo:border="0.75pt solid #bdbdbd">
        <style:background-image/>
      </style:table-cell-properties>
    </style:style>
    <style:style style:name="Table8.A2" style:family="table-cell">
      <style:table-cell-properties style:vertical-align="middle" fo:padding="0.0833in" fo:border="0.75pt solid #bdbdbd"/>
    </style:style>
    <style:style style:name="Table8.B2" style:family="table-cell">
      <style:table-cell-properties style:vertical-align="middle" fo:padding="0.0833in" fo:border="0.75pt solid #bdbdbd"/>
    </style:style>
    <style:style style:name="Table8.C2" style:family="table-cell">
      <style:table-cell-properties style:vertical-align="middle" fo:padding="0.0833in" fo:border="0.75pt solid #bdbdbd"/>
    </style:style>
    <style:style style:name="P1" style:family="paragraph" style:parent-style-name="Standard" style:master-page-name="Standard">
      <style:paragraph-properties style:page-number="1"/>
    </style:style>
    <style:style style:name="P2" style:family="paragraph" style:parent-style-name="Heading_20_3">
      <style:text-properties fo:color="#ff0000" loext:opacity="100%" style:font-name="Roboto" fo:font-size="11pt" style:text-underline-style="solid" style:text-underline-width="auto" style:text-underline-color="font-color" style:font-name-asian="Roboto1" style:font-size-asian="11pt" style:font-name-complex="Roboto1" style:font-size-complex="11pt"/>
    </style:style>
    <style:style style:name="P3" style:family="paragraph" style:parent-style-name="Standard">
      <style:paragraph-properties fo:margin-top="0in" fo:margin-bottom="0.1043in" style:contextual-spacing="false" fo:line-height="100%"/>
      <style:text-properties fo:color="#ff0000" loext:opacity="100%" style:font-name="Roboto" style:text-underline-style="solid" style:text-underline-width="auto" style:text-underline-color="font-color" style:font-name-asian="Roboto1" style:font-name-complex="Roboto1"/>
    </style:style>
    <style:style style:name="P4" style:family="paragraph" style:parent-style-name="Standard" style:list-style-name="WWNum1">
      <style:paragraph-properties fo:margin-left="0.5in" fo:margin-right="0in" fo:margin-top="0in" fo:margin-bottom="0in" style:contextual-spacing="false" fo:line-height="106%" fo:text-align="start"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1">
      <style:paragraph-properties fo:margin-left="0.5in" fo:margin-right="0in" fo:margin-top="0in" fo:margin-bottom="0in" style:contextual-spacing="false" fo:line-height="106%" fo:text-align="start" style:justify-single-word="false" fo:keep-together="auto" fo:orphans="2" fo:widows="2" fo:text-indent="-0.25in" style:auto-text-indent="false" fo:break-before="auto" fo:break-after="auto" fo:padding="0in" fo:border="none" fo:keep-with-next="auto"/>
      <style:text-properties officeooo:paragraph-rsid="001e9ba7"/>
    </style:style>
    <style:style style:name="P6" style:family="paragraph" style:parent-style-name="Standard" style:list-style-name="WWNum1">
      <style:paragraph-properties fo:margin-left="0.5in" fo:margin-right="0in" fo:margin-top="0in" fo:margin-bottom="0in" style:contextual-spacing="false" fo:line-height="106%" fo:text-align="start" style:justify-single-word="false" fo:orphans="2" fo:widows="2" fo:text-indent="-0.25in" style:auto-text-indent="false" fo:padding="0in" fo:border="none"/>
      <style:text-properties officeooo:paragraph-rsid="001e9ba7"/>
    </style:style>
    <style:style style:name="P7" style:family="paragraph" style:parent-style-name="Standard">
      <style:paragraph-properties fo:margin-top="0in" fo:margin-bottom="0.1043in" style:contextual-spacing="false" fo:line-height="100%"/>
    </style:style>
    <style:style style:name="P8" style:family="paragraph" style:parent-style-name="Standard" style:list-style-name="WWNum1">
      <style:paragraph-properties fo:margin-left="0.5in" fo:margin-right="0in" fo:margin-top="0in" fo:margin-bottom="0in" style:contextual-spacing="false" fo:line-height="106%" fo:text-align="start" style:justify-single-word="false" fo:keep-together="auto" fo:orphans="2" fo:widows="2" fo:text-indent="-0.25in" style:auto-text-indent="false" fo:break-before="auto" fo:break-after="auto" fo:padding="0in" fo:border="none" fo:keep-with-next="auto"/>
      <style:text-properties fo:font-variant="normal" fo:text-transform="none" fo:color="#ff0000" loext:opacity="100%" style:text-line-through-style="none" style:text-line-through-type="none" style:text-position="0% 100%" style:font-name="Roboto" fo:font-size="11pt" fo:font-style="normal" style:text-underline-style="solid" style:text-underline-width="auto" style:text-underline-color="font-color" fo:font-weight="normal" style:font-name-asian="Roboto1" style:font-size-asian="11pt" style:font-style-asian="normal" style:font-weight-asian="normal" style:font-name-complex="Roboto1" style:font-size-complex="11pt"/>
    </style:style>
    <style:style style:name="P9" style:family="paragraph" style:parent-style-name="Standard">
      <style:paragraph-properties fo:margin-top="0in" fo:margin-bottom="0in" style:contextual-spacing="false" fo:line-height="100%"/>
      <style:text-properties fo:color="#ff0000" loext:opacity="100%" style:font-name="Roboto" style:text-underline-style="solid" style:text-underline-width="auto" style:text-underline-color="font-color" style:font-name-asian="Roboto1" style:font-name-complex="Roboto1"/>
    </style:style>
    <style:style style:name="P10" style:family="paragraph" style:parent-style-name="Standard">
      <style:text-properties fo:color="#ff0000" loext:opacity="100%" style:font-name="Roboto" fo:font-style="italic" style:text-underline-style="solid" style:text-underline-width="auto" style:text-underline-color="font-color" fo:font-weight="bold" style:font-name-asian="Roboto1" style:font-style-asian="italic" style:font-weight-asian="bold" style:font-name-complex="Roboto1"/>
    </style:style>
    <style:style style:name="P11" style:family="paragraph" style:parent-style-name="Standard">
      <style:paragraph-properties fo:margin-top="0in" fo:margin-bottom="0.1043in" style:contextual-spacing="false" fo:line-height="100%"/>
      <style:text-properties fo:color="#37474f" loext:opacity="100%" style:font-name="Roboto" style:font-name-asian="Roboto1" style:font-name-complex="Roboto1"/>
    </style:style>
    <style:style style:name="P12" style:family="paragraph" style:parent-style-name="Standard" style:list-style-name="WWNum1">
      <style:paragraph-properties fo:margin-left="0.5in" fo:margin-right="0in" fo:margin-top="0in" fo:margin-bottom="0.1043in" style:contextual-spacing="false" fo:line-height="106%" fo:text-align="start" style:justify-single-word="false" fo:keep-together="auto" fo:orphans="2" fo:widows="2" fo:text-indent="-0.25in" style:auto-text-indent="false" fo:break-before="auto" fo:break-after="auto" fo:padding="0in" fo:border="none" fo:keep-with-next="auto"/>
      <style:text-properties fo:font-variant="normal" fo:text-transform="none" fo:color="#ff0000" loext:opacity="100%" style:text-line-through-style="none" style:text-line-through-type="none" style:text-position="0% 100%" style:font-name="Roboto" fo:font-size="11pt" fo:font-style="normal" style:text-underline-style="solid" style:text-underline-width="auto" style:text-underline-color="font-color" fo:font-weight="normal" style:font-name-asian="Roboto1" style:font-size-asian="11pt" style:font-style-asian="normal" style:font-weight-asian="normal" style:font-name-complex="Roboto1" style:font-size-complex="11pt"/>
    </style:style>
    <style:style style:name="P13" style:family="paragraph" style:parent-style-name="Standard">
      <style:paragraph-properties fo:margin-top="0in" fo:margin-bottom="0in" style:contextual-spacing="false" fo:line-height="100%" fo:text-align="center" style:justify-single-word="false"/>
      <style:text-properties fo:color="#37474f" loext:opacity="100%" style:font-name="Roboto" style:font-name-asian="Roboto1" style:font-name-complex="Roboto1"/>
    </style:style>
    <style:style style:name="P14" style:family="paragraph" style:parent-style-name="Standard">
      <style:paragraph-properties fo:margin-top="0in" fo:margin-bottom="0in" style:contextual-spacing="false" fo:line-height="100%"/>
    </style:style>
    <style:style style:name="P15" style:family="paragraph" style:parent-style-name="Standard">
      <style:paragraph-properties fo:margin-top="0in" fo:margin-bottom="0in" style:contextual-spacing="false" fo:line-height="103%"/>
    </style:style>
    <style:style style:name="P16" style:family="paragraph" style:parent-style-name="Standard">
      <style:paragraph-properties fo:margin-top="0in" fo:margin-bottom="0in" style:contextual-spacing="false" fo:line-height="100%"/>
      <style:text-properties fo:color="#37474f" loext:opacity="100%" style:font-name="Roboto" style:font-name-asian="Roboto1" style:font-name-complex="Roboto1"/>
    </style:style>
    <style:style style:name="P17" style:family="paragraph" style:parent-style-name="Heading_20_3">
      <style:text-properties fo:color="#37474f" loext:opacity="100%" style:font-name="Roboto" fo:font-size="11pt" style:font-name-asian="Roboto1" style:font-size-asian="11pt" style:font-name-complex="Roboto1" style:font-size-complex="11pt"/>
    </style:style>
    <style:style style:name="P18" style:family="paragraph" style:parent-style-name="Standard">
      <style:paragraph-properties fo:margin-top="0in" fo:margin-bottom="0in" style:contextual-spacing="false" fo:line-height="100%" fo:text-align="center" style:justify-single-word="false"/>
      <style:text-properties fo:color="#ff0000" loext:opacity="100%" style:font-name="Roboto" fo:font-weight="bold" style:font-name-asian="Roboto1" style:font-weight-asian="bold" style:font-name-complex="Roboto1"/>
    </style:style>
    <style:style style:name="P19" style:family="paragraph" style:parent-style-name="Standard">
      <style:paragraph-properties fo:margin-top="0in" fo:margin-bottom="0in" style:contextual-spacing="false" fo:line-height="100%"/>
      <style:text-properties fo:color="#ff0000" loext:opacity="100%" style:font-name="Roboto" style:font-name-asian="Roboto1" style:font-name-complex="Roboto1"/>
    </style:style>
    <style:style style:name="P20" style:family="paragraph" style:parent-style-name="Standard">
      <style:paragraph-properties fo:margin-top="0in" fo:margin-bottom="0in" style:contextual-spacing="false" fo:line-height="100%"/>
      <style:text-properties fo:color="#37474f" loext:opacity="100%" style:font-name="Consolas" style:font-name-asian="Consolas1" style:font-name-complex="Consolas1"/>
    </style:style>
    <style:style style:name="P21" style:family="paragraph" style:parent-style-name="Standard">
      <style:paragraph-properties fo:margin-top="0in" fo:margin-bottom="0in" style:contextual-spacing="false" fo:line-height="100%"/>
      <style:text-properties fo:color="#ff0000" loext:opacity="100%" style:font-name="Consolas" style:font-name-asian="Consolas1" style:font-name-complex="Consolas1"/>
    </style:style>
    <style:style style:name="P22" style:family="paragraph" style:parent-style-name="Heading_20_3">
      <style:text-properties fo:color="#37474f" loext:opacity="100%" style:font-name="Roboto" fo:font-size="10.5pt" style:font-name-asian="Roboto1" style:font-size-asian="10.5pt" style:font-name-complex="Roboto1" style:font-size-complex="10.5pt"/>
    </style:style>
    <style:style style:name="P23" style:family="paragraph" style:parent-style-name="Standard">
      <style:paragraph-properties fo:margin-top="0in" fo:margin-bottom="0.1043in" style:contextual-spacing="false" fo:line-height="100%"/>
      <style:text-properties fo:color="#ff0000" loext:opacity="100%" style:font-name="Roboto" fo:font-size="10.5pt" style:text-underline-style="solid" style:text-underline-width="auto" style:text-underline-color="font-color" style:font-name-asian="Roboto1" style:font-size-asian="10.5pt" style:font-name-complex="Roboto1" style:font-size-complex="10.5pt"/>
    </style:style>
    <style:style style:name="P24" style:family="paragraph" style:parent-style-name="Standard" style:list-style-name="WWNum1">
      <style:paragraph-properties fo:margin-left="0.5in" fo:margin-right="0in" fo:margin-top="0in" fo:margin-bottom="0in" style:contextual-spacing="false" fo:line-height="106%" fo:text-align="start" style:justify-single-word="false" fo:keep-together="auto" fo:orphans="2" fo:widows="2" fo:text-indent="-0.25in" style:auto-text-indent="false" fo:break-before="auto" fo:break-after="auto" fo:padding="0in" fo:border="none" fo:keep-with-next="auto"/>
      <style:text-properties fo:font-variant="normal" fo:text-transform="none" fo:color="#ff0000" loext:opacity="100%" style:text-line-through-style="none" style:text-line-through-type="none" style:text-position="0% 100%" style:font-name="Roboto" fo:font-size="10.5pt" fo:font-style="normal" style:text-underline-style="solid" style:text-underline-width="auto" style:text-underline-color="font-color" fo:font-weight="normal" style:font-name-asian="Roboto1" style:font-size-asian="10.5pt" style:font-style-asian="normal" style:font-weight-asian="normal" style:font-name-complex="Roboto1" style:font-size-complex="10.5pt"/>
    </style:style>
    <style:style style:name="P25" style:family="paragraph" style:parent-style-name="Standard">
      <style:paragraph-properties fo:margin-top="0in" fo:margin-bottom="0.1043in" style:contextual-spacing="false" fo:line-height="100%"/>
      <style:text-properties fo:color="#37474f" loext:opacity="100%" style:font-name="Roboto" fo:font-size="10.5pt" style:font-name-asian="Roboto1" style:font-size-asian="10.5pt" style:font-name-complex="Roboto1" style:font-size-complex="10.5pt"/>
    </style:style>
    <style:style style:name="P26" style:family="paragraph" style:parent-style-name="Standard" style:list-style-name="WWNum1">
      <style:paragraph-properties fo:margin-left="0.5in" fo:margin-right="0in" fo:margin-top="0in" fo:margin-bottom="0.1043in" style:contextual-spacing="false" fo:line-height="106%"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paragraph-properties fo:margin-top="0in" fo:margin-bottom="0in" style:contextual-spacing="false" fo:line-height="100%"/>
      <style:text-properties fo:color="#ff0000" loext:opacity="100%" style:font-name="Roboto" fo:font-style="italic" fo:font-weight="bold" style:font-name-asian="Roboto1" style:font-style-asian="italic" style:font-weight-asian="bold" style:font-name-complex="Roboto1"/>
    </style:style>
    <style:style style:name="P28" style:family="paragraph" style:parent-style-name="Standard">
      <style:paragraph-properties fo:margin-top="0in" fo:margin-bottom="0in" style:contextual-spacing="false" fo:line-height="103%"/>
      <style:text-properties fo:color="#ff0000" loext:opacity="100%" style:font-name="Consolas" fo:font-size="10.5pt" style:font-name-asian="Consolas1" style:font-size-asian="10.5pt" style:font-name-complex="Consolas1" style:font-size-complex="10.5pt"/>
    </style:style>
    <style:style style:name="P29" style:family="paragraph" style:parent-style-name="Standard">
      <style:text-properties fo:color="#ff0000" loext:opacity="100%" style:font-name="Roboto" style:text-underline-style="solid" style:text-underline-width="auto" style:text-underline-color="font-color" style:font-name-asian="Roboto1" style:font-name-complex="Roboto1"/>
    </style:style>
    <style:style style:name="P30" style:family="paragraph" style:parent-style-name="Standard" style:list-style-name="WWNum2">
      <style:paragraph-properties fo:margin-left="0.5in" fo:margin-right="0in" fo:margin-top="0in" fo:margin-bottom="0in" style:contextual-spacing="false" fo:line-height="106%" fo:text-align="start" style:justify-single-word="false" fo:keep-together="auto" fo:orphans="2" fo:widows="2" fo:text-indent="-0.25in" style:auto-text-indent="false" fo:break-before="auto" fo:break-after="auto" fo:padding="0in" fo:border="none" fo:keep-with-next="auto"/>
      <style:text-properties fo:font-variant="normal" fo:text-transform="none" fo:color="#37474f" loext:opacity="100%"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style:style>
    <style:style style:name="P31" style:family="paragraph" style:parent-style-name="Standard">
      <style:paragraph-properties fo:margin-top="0in" fo:margin-bottom="0in" style:contextual-spacing="false" fo:line-height="100%"/>
      <style:text-properties fo:color="#ff0000" loext:opacity="100%" style:font-name="Roboto" fo:font-size="15pt" style:text-underline-style="solid" style:text-underline-width="auto" style:text-underline-color="font-color" style:font-name-asian="Roboto1" style:font-size-asian="15pt" style:font-name-complex="Roboto1" style:font-size-complex="15pt"/>
    </style:style>
    <style:style style:name="P32" style:family="paragraph" style:parent-style-name="Standard" style:list-style-name="WWNum1">
      <style:paragraph-properties fo:margin-left="1in" fo:margin-right="0in" fo:margin-top="0in" fo:margin-bottom="0in" style:contextual-spacing="false" fo:line-height="106%" fo:text-align="start" style:justify-single-word="false" fo:keep-together="auto" fo:orphans="2" fo:widows="2" fo:text-indent="-0.25in" style:auto-text-indent="false" fo:break-before="auto" fo:break-after="auto" fo:padding="0in" fo:border="none" fo:keep-with-next="auto"/>
      <style:text-properties fo:font-variant="normal" fo:text-transform="none" fo:color="#ff0000" loext:opacity="100%" style:text-line-through-style="none" style:text-line-through-type="none" style:text-position="0% 100%" style:font-name="Roboto" fo:font-size="11pt" fo:font-style="normal" style:text-underline-style="solid" style:text-underline-width="auto" style:text-underline-color="font-color" fo:font-weight="normal" style:font-name-asian="Roboto1" style:font-size-asian="11pt" style:font-style-asian="normal" style:font-weight-asian="normal" style:font-name-complex="Roboto1" style:font-size-complex="11pt"/>
    </style:style>
    <style:style style:name="P33" style:family="paragraph" style:parent-style-name="Standard">
      <style:paragraph-properties fo:margin-left="0.5in" fo:margin-right="0in" fo:margin-top="0in" fo:margin-bottom="0in" style:contextual-spacing="false" fo:line-height="106%" fo:text-align="start" style:justify-single-word="false" fo:keep-together="auto" fo:orphans="2" fo:widows="2" fo:text-indent="0in" style:auto-text-indent="false" fo:break-before="auto" fo:break-after="auto" fo:padding="0in" fo:border="none" fo:keep-with-next="auto"/>
      <style:text-properties fo:font-variant="normal" fo:text-transform="none" fo:color="#ff0000" loext:opacity="100%" style:text-line-through-style="none" style:text-line-through-type="none" style:text-position="0% 100%" style:font-name="Roboto" fo:font-size="11pt" fo:font-style="normal" style:text-underline-style="solid" style:text-underline-width="auto" style:text-underline-color="font-color" fo:font-weight="normal" style:font-name-asian="Roboto1" style:font-size-asian="11pt" style:font-style-asian="normal" style:font-weight-asian="normal" style:font-name-complex="Roboto1" style:font-size-complex="11pt"/>
    </style:style>
    <style:style style:name="T1" style:family="text">
      <style:text-properties fo:color="#ff0000" loext:opacity="100%" style:font-name="Roboto" style:text-underline-style="solid" style:text-underline-width="auto" style:text-underline-color="font-color" style:font-name-asian="Roboto1" style:font-name-complex="Roboto1"/>
    </style:style>
    <style:style style:name="T2" style:family="text">
      <style:text-properties fo:color="#ff0000" loext:opacity="100%" style:font-name="Roboto" fo:font-style="italic" style:text-underline-style="solid" style:text-underline-width="auto" style:text-underline-color="font-color" fo:font-weight="bold" style:font-name-asian="Roboto1" style:font-style-asian="italic" style:font-weight-asian="bold" style:font-name-complex="Roboto1"/>
    </style:style>
    <style:style style:name="T3" style:family="text">
      <style:text-properties fo:font-variant="normal" fo:text-transform="none" fo:color="#ff0000" loext:opacity="100%" style:text-line-through-style="none" style:text-line-through-type="none" style:text-position="0% 100%" style:font-name="Roboto" fo:font-size="11pt" fo:font-style="normal" style:text-underline-style="solid" style:text-underline-width="auto" style:text-underline-color="font-color" fo:font-weight="normal" style:font-name-asian="Roboto1" style:font-size-asian="11pt" style:font-style-asian="normal" style:font-weight-asian="normal" style:font-name-complex="Roboto1" style:font-size-complex="11pt"/>
    </style:style>
    <style:style style:name="T4" style:family="text">
      <style:text-properties fo:font-variant="normal" fo:text-transform="none" fo:color="#ff0000" loext:opacity="100%" style:text-line-through-style="none" style:text-line-through-type="none" style:text-position="0% 100%" style:font-name="Roboto" fo:font-size="11pt" fo:font-style="italic" style:text-underline-style="solid" style:text-underline-width="auto" style:text-underline-color="font-color" fo:font-weight="bold" style:font-name-asian="Roboto1" style:font-size-asian="11pt" style:font-style-asian="italic" style:font-weight-asian="bold" style:font-name-complex="Roboto1" style:font-size-complex="11pt"/>
    </style:style>
    <style:style style:name="T5" style:family="text">
      <style:text-properties fo:font-variant="normal" fo:text-transform="none" fo:color="#ff0000" loext:opacity="100%" style:text-line-through-style="none" style:text-line-through-type="none" style:text-position="0% 100%" style:font-name="Roboto" fo:font-size="11pt" fo:font-style="normal" style:text-underline-style="solid" style:text-underline-width="auto" style:text-underline-color="font-color" fo:font-weight="bold" style:font-name-asian="Roboto1" style:font-size-asian="11pt" style:font-style-asian="normal" style:font-weight-asian="bold" style:font-name-complex="Roboto1" style:font-size-complex="11pt"/>
    </style:style>
    <style:style style:name="T6" style:family="text">
      <style:text-properties fo:font-variant="normal" fo:text-transform="none" fo:color="#37474f" loext:opacity="100%"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style:style>
    <style:style style:name="T7" style:family="text">
      <style:text-properties fo:color="#37474f" loext:opacity="100%" style:font-name="Roboto" style:font-name-asian="Roboto1" style:font-name-complex="Roboto1"/>
    </style:style>
    <style:style style:name="T8" style:family="text">
      <style:text-properties fo:color="#ff0000" loext:opacity="100%" style:font-name="Roboto" fo:font-style="italic" style:text-underline-style="solid" style:text-underline-width="auto" style:text-underline-color="font-color" style:font-name-asian="Roboto1" style:font-style-asian="italic" style:font-name-complex="Roboto1"/>
    </style:style>
    <style:style style:name="T9" style:family="text">
      <style:text-properties fo:color="#37474f" loext:opacity="100%" style:font-name="Roboto" fo:font-weight="bold" style:font-name-asian="Roboto1" style:font-weight-asian="bold" style:font-name-complex="Roboto1"/>
    </style:style>
    <style:style style:name="T10" style:family="text">
      <style:text-properties fo:font-variant="normal" fo:text-transform="none" fo:color="#ff0000" loext:opacity="100%" style:text-line-through-style="none" style:text-line-through-type="none" style:text-position="0% 100%" style:font-name="Roboto" fo:font-size="11pt" fo:font-style="italic" style:text-underline-style="none" fo:font-weight="bold" style:font-name-asian="Roboto1" style:font-size-asian="11pt" style:font-style-asian="italic" style:font-weight-asian="bold" style:font-name-complex="Roboto1" style:font-size-complex="11pt"/>
    </style:style>
    <style:style style:name="T11" style:family="text">
      <style:text-properties fo:color="#ff0000" loext:opacity="100%" style:font-name="Consolas" style:text-underline-style="solid" style:text-underline-width="auto" style:text-underline-color="font-color" style:font-name-asian="Consolas1" style:font-name-complex="Consolas1"/>
    </style:style>
    <style:style style:name="T12" style:family="text">
      <style:text-properties fo:color="#ff0000" loext:opacity="100%" style:font-name="Consolas" fo:font-size="10.5pt" style:text-underline-style="solid" style:text-underline-width="auto" style:text-underline-color="font-color" style:font-name-asian="Consolas1" style:font-size-asian="10.5pt" style:font-name-complex="Consolas1" style:font-size-complex="10.5pt"/>
    </style:style>
    <style:style style:name="T13" style:family="text">
      <style:text-properties fo:color="#5c5c5c" loext:opacity="100%" style:font-name="Consolas" fo:font-size="10.5pt" fo:font-style="italic" style:font-name-asian="Consolas1" style:font-size-asian="10.5pt" style:font-style-asian="italic" style:font-name-complex="Consolas1" style:font-size-complex="10.5pt"/>
    </style:style>
    <style:style style:name="T14" style:family="text">
      <style:text-properties fo:color="#000000" loext:opacity="100%" style:font-name="Roboto" fo:font-style="italic" fo:font-weight="bold" style:font-name-asian="Roboto1" style:font-style-asian="italic" style:font-weight-asian="bold" style:font-name-complex="Roboto1"/>
    </style:style>
    <style:style style:name="T15" style:family="text">
      <style:text-properties fo:color="#37474f" loext:opacity="100%" style:text-position="super 58%" style:font-name="Roboto" fo:font-size="9pt" style:font-name-asian="Roboto1" style:font-size-asian="9pt" style:font-name-complex="Roboto1" style:font-size-complex="9pt"/>
    </style:style>
    <style:style style:name="T16" style:family="text">
      <style:text-properties fo:color="#37474f" loext:opacity="100%" style:font-name="Consolas" style:font-name-asian="Consolas1" style:font-name-complex="Consolas1"/>
    </style:style>
    <style:style style:name="T17" style:family="text">
      <style:text-properties fo:color="#ff0000" loext:opacity="100%" style:font-name="Consolas" style:font-name-asian="Consolas1" style:font-name-complex="Consolas1"/>
    </style:style>
    <style:style style:name="T18" style:family="text">
      <style:text-properties fo:color="#ff0000" loext:opacity="100%" style:font-name="Roboto" style:font-name-asian="Roboto1" style:font-name-complex="Roboto1"/>
    </style:style>
    <style:style style:name="T19" style:family="text">
      <style:text-properties fo:color="#37474f" loext:opacity="100%" style:font-name="Roboto" fo:font-size="10.5pt" style:font-name-asian="Roboto1" style:font-size-asian="10.5pt" style:font-name-complex="Roboto1" style:font-size-complex="10.5pt"/>
    </style:style>
    <style:style style:name="T20" style:family="text">
      <style:text-properties fo:color="#000000" loext:opacity="100%" style:font-name="Roboto" fo:font-size="10.5pt" fo:font-style="italic" fo:font-weight="bold" style:font-name-asian="Roboto1" style:font-size-asian="10.5pt" style:font-style-asian="italic" style:font-weight-asian="bold" style:font-name-complex="Roboto1" style:font-size-complex="10.5pt"/>
    </style:style>
    <style:style style:name="T21" style:family="text">
      <style:text-properties fo:color="#ff0000" loext:opacity="100%" style:font-name="Roboto" fo:font-size="10.5pt" style:text-underline-style="solid" style:text-underline-width="auto" style:text-underline-color="font-color" style:font-name-asian="Roboto1" style:font-size-asian="10.5pt" style:font-name-complex="Roboto1" style:font-size-complex="10.5pt"/>
    </style:style>
    <style:style style:name="T22" style:family="text">
      <style:text-properties fo:color="#ff0000" loext:opacity="100%" style:font-name="Roboto" fo:font-size="10.5pt" fo:font-style="italic" style:text-underline-style="solid" style:text-underline-width="auto" style:text-underline-color="font-color" fo:font-weight="bold" style:font-name-asian="Roboto1" style:font-size-asian="10.5pt" style:font-style-asian="italic" style:font-weight-asian="bold" style:font-name-complex="Roboto1" style:font-size-complex="10.5pt"/>
    </style:style>
    <style:style style:name="T23" style:family="text">
      <style:text-properties fo:color="#ff0000" loext:opacity="100%" style:font-name="Roboto" fo:font-size="10.5pt" fo:font-style="italic" style:text-underline-style="solid" style:text-underline-width="auto" style:text-underline-color="font-color" style:font-name-asian="Roboto1" style:font-size-asian="10.5pt" style:font-style-asian="italic" style:font-name-complex="Roboto1" style:font-size-complex="10.5pt"/>
    </style:style>
    <style:style style:name="T24" style:family="text">
      <style:text-properties fo:color="#37474f" loext:opacity="100%" style:font-name="Roboto" fo:font-size="10.5pt" fo:font-style="italic" style:font-name-asian="Roboto1" style:font-size-asian="10.5pt" style:font-style-asian="italic" style:font-name-complex="Roboto1" style:font-size-complex="10.5pt"/>
    </style:style>
    <style:style style:name="T25" style:family="text">
      <style:text-properties fo:color="#ff0000" loext:opacity="100%" style:font-name="Roboto" fo:font-size="10.5pt" style:text-underline-style="solid" style:text-underline-width="auto" style:text-underline-color="font-color" fo:font-weight="bold" style:font-name-asian="Roboto1" style:font-size-asian="10.5pt" style:font-weight-asian="bold" style:font-name-complex="Roboto1" style:font-size-complex="10.5pt"/>
    </style:style>
    <style:style style:name="T26" style:family="text">
      <style:text-properties fo:font-variant="normal" fo:text-transform="none" fo:color="#ff0000" loext:opacity="100%" style:text-line-through-style="none" style:text-line-through-type="none" style:text-position="0% 100%" style:font-name="Roboto" fo:font-size="10.5pt" fo:font-style="italic" style:text-underline-style="solid" style:text-underline-width="auto" style:text-underline-color="font-color" fo:font-weight="bold" style:font-name-asian="Roboto1" style:font-size-asian="10.5pt" style:font-style-asian="italic" style:font-weight-asian="bold" style:font-name-complex="Roboto1" style:font-size-complex="10.5pt"/>
    </style:style>
    <style:style style:name="T27" style:family="text">
      <style:text-properties fo:font-variant="normal" fo:text-transform="none" fo:color="#ff0000" loext:opacity="100%" style:text-line-through-style="none" style:text-line-through-type="none" style:text-position="0% 100%" style:font-name="Roboto" fo:font-size="10.5pt" fo:font-style="normal" style:text-underline-style="solid" style:text-underline-width="auto" style:text-underline-color="font-color" fo:font-weight="normal" style:font-name-asian="Roboto1" style:font-size-asian="10.5pt" style:font-style-asian="normal" style:font-weight-asian="normal" style:font-name-complex="Roboto1" style:font-size-complex="10.5pt"/>
    </style:style>
    <style:style style:name="T28" style:family="text">
      <style:text-properties fo:font-variant="normal" fo:text-transform="none" fo:color="#000000" loext:opacity="100%" style:text-line-through-style="none" style:text-line-through-type="none" style:text-position="0% 100%" style:font-name="Roboto" fo:font-size="10.5pt" fo:font-style="italic" style:text-underline-style="none" fo:font-weight="bold" style:font-name-asian="Roboto1" style:font-size-asian="10.5pt" style:font-style-asian="italic" style:font-weight-asian="bold" style:font-name-complex="Roboto1" style:font-size-complex="10.5pt"/>
    </style:style>
    <style:style style:name="T29" style:family="text">
      <style:text-properties fo:font-variant="normal" fo:text-transform="none" fo:color="#37474f" loext:opacity="100%" style:text-line-through-style="none" style:text-line-through-type="none" style:text-position="0% 100%" style:font-name="Roboto" fo:font-size="10.5pt" fo:font-style="normal" style:text-underline-style="none" fo:font-weight="normal" style:font-name-asian="Roboto1" style:font-size-asian="10.5pt" style:font-style-asian="normal" style:font-weight-asian="normal" style:font-name-complex="Roboto1" style:font-size-complex="10.5pt"/>
    </style:style>
    <style:style style:name="T30" style:family="text">
      <style:text-properties fo:font-variant="normal" fo:text-transform="none" fo:color="#ff0000" loext:opacity="100%" style:text-line-through-style="none" style:text-line-through-type="none" style:text-position="0% 100%" style:font-name="Consolas" fo:font-size="11pt" fo:font-style="normal" style:text-underline-style="solid" style:text-underline-width="auto" style:text-underline-color="font-color" fo:font-weight="normal" style:font-name-asian="Consolas1" style:font-size-asian="11pt" style:font-style-asian="normal" style:font-weight-asian="normal" style:font-name-complex="Consolas1" style:font-size-complex="11pt"/>
    </style:style>
    <style:style style:name="T31" style:family="text">
      <style:text-properties fo:font-variant="normal" fo:text-transform="none" fo:color="#37474f" loext:opacity="100%"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T32" style:family="text">
      <style:text-properties fo:color="#ff0000" loext:opacity="100%" style:font-name="Roboto" fo:font-style="italic" style:font-name-asian="Roboto1" style:font-style-asian="italic" style:font-name-complex="Roboto1"/>
    </style:style>
    <style:style style:name="T33" style:family="text">
      <style:text-properties fo:color="#ff0000" loext:opacity="100%" style:font-name="Consolas" fo:font-size="10.5pt" style:font-name-asian="Consolas1" style:font-size-asian="10.5pt" style:font-name-complex="Consolas1" style:font-size-complex="10.5pt"/>
    </style:style>
    <style:style style:name="T34" style:family="text">
      <style:text-properties fo:color="#37474f" loext:opacity="100%" style:font-name="Roboto" fo:font-size="11pt" style:font-name-asian="Roboto1" style:font-size-asian="11pt" style:font-name-complex="Roboto1" style:font-size-complex="11pt"/>
    </style:style>
    <style:style style:name="T35" style:family="text">
      <style:text-properties fo:font-variant="normal" fo:text-transform="none" fo:color="#ff0000" loext:opacity="100%"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style:style>
    <style:style style:name="T36" style:family="text">
      <style:text-properties fo:color="#ff0000" loext:opacity="100%" style:font-name="Roboto" style:text-underline-style="solid" style:text-underline-width="auto" style:text-underline-color="font-color" fo:font-weight="bold" style:font-name-asian="Roboto1" style:font-weight-asian="bold" style:font-name-complex="Roboto1"/>
    </style:style>
    <style:style style:name="T37" style:family="text">
      <style:text-properties fo:font-variant="normal" fo:text-transform="none" fo:color="#37474f" loext:opacity="1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38" style:family="text">
      <style:text-properties fo:font-variant="normal" fo:text-transform="none" fo:color="#000000" loext:opacity="100%" style:text-line-through-style="none" style:text-line-through-type="none" style:text-position="0% 100%" style:font-name="Roboto" fo:font-size="11pt" fo:font-style="italic" style:text-underline-style="none" fo:font-weight="bold" style:font-name-asian="Roboto1" style:font-size-asian="11pt" style:font-style-asian="italic" style:font-weight-asian="bold" style:font-name-complex="Roboto1" style:font-size-complex="11pt"/>
    </style:style>
    <style:style style:name="T39" style:family="text">
      <style:text-properties fo:color="#ff0000" loext:opacity="100%" style:font-name="Roboto" fo:font-size="10.5pt" fo:font-weight="bold" style:font-name-asian="Roboto1" style:font-size-asian="10.5pt" style:font-weight-asian="bold" style:font-name-complex="Roboto1" style:font-size-complex="10.5pt"/>
    </style:style>
    <style:style style:name="T40" style:family="text">
      <style:text-properties fo:color="#ff0000" loext:opacity="100%" style:font-name="Roboto" fo:font-size="10.5pt" fo:font-style="italic" fo:font-weight="bold" style:font-name-asian="Roboto1" style:font-size-asian="10.5pt" style:font-style-asian="italic" style:font-weight-asian="bold" style:font-name-complex="Roboto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 </text:span><text:span text:style-name="T2">database application</text:span><text:span text:style-name="T1"> is software that helps business users interact with database systems.</text:span></text:p>
      <text:h text:style-name="P2" text:outline-level="3">Database roles</text:h>
      <text:p text:style-name="P3">People interact with databases in a variety of roles:</text:p>
      <text:list text:style-name="WWNum1">
        <text:list-item>
          <text:p text:style-name="P4"><text:span text:style-name="T3">A </text:span><text:span text:style-name="T4">database administrator</text:span><text:span text:style-name="T3"> is responsible for securing the database system against unauthorized users. A database administrator enforces procedures for user access and database system availability.</text:span></text:p>
        </text:list-item>
        <text:list-item>
          <text:p text:style-name="P4"><text:span text:style-name="T5">Authorization</text:span><text:span text:style-name="T3">. Many database users should have limited access to specific tables, columns, or rows of a database. Database systems authorize individual users to access specific data.</text:span></text:p>
        </text:list-item>
        <text:list-item>
          <text:p text:style-name="P4"><text:span text:style-name="T5">Rules</text:span><text:span text:style-name="T3">. Database systems ensure data is consistent with structural and business rules.</text:span><text:span text:style-name="T6"> Ex: When multiple copies of data are stored in different locations, copies must be synchronized as data is updated. Ex: When a course number appears in a student registration record, the course must exist in the course catalog.</text:span></text:p>
        </text:list-item>
        <text:list-item>
          <text:p text:style-name="P4"><text:span text:style-name="T3">The </text:span><text:span text:style-name="T4">query processor</text:span><text:span text:style-name="T3"> interprets queries, creates a plan to modify the database or retrieve data, and returns query results to the application. The query processor performs </text:span><text:span text:style-name="T4">query optimization</text:span><text:span text:style-name="T3"> to ensure the most efficient instructions are executed on the data.</text:span></text:p>
        </text:list-item>
        <text:list-item>
          <text:p text:style-name="P4"><text:span text:style-name="T3">The </text:span><text:span text:style-name="T4">storage manager</text:span><text:span text:style-name="T3"> translates the query processor instructions into low-level file-system commands that modify or retrieve data. Database sizes range from megabytes to many terabytes, so the storage manager uses </text:span><text:span text:style-name="T4">indexes</text:span><text:span text:style-name="T3"> to quickly locate data.</text:span></text:p>
        </text:list-item>
        <text:list-item>
          <text:p text:style-name="P5"><text:span text:style-name="T3">The </text:span><text:span text:style-name="T4">transaction manager</text:span><text:span text:style-name="T3"> ensures transactions are properly executed. The transaction manager prevents conflicts between concurrent transactions. The transaction manager also restores the database to a consistent state in the event of a transaction or system failure.</text:span></text:p>
        </text:list-item>
        <text:list-item>
          <text:p text:style-name="P6"><text:span text:style-name="T4">INSERT</text:span><text:span text:style-name="T3"> inserts rows into a table.</text:span></text:p>
        </text:list-item>
        <text:list-item>
          <text:p text:style-name="P4"><text:span text:style-name="T4">SELECT</text:span><text:span text:style-name="T3"> retrieves data from a table.</text:span></text:p>
        </text:list-item>
        <text:list-item>
          <text:p text:style-name="P4"><text:span text:style-name="T4">UPDATE</text:span><text:span text:style-name="T3"> modifies data in a table.</text:span></text:p>
        </text:list-item>
        <text:list-item>
          <text:p text:style-name="P4"><text:span text:style-name="T4">DELETE</text:span><text:span text:style-name="T3"> deletes rows from a table.</text:span></text:p>
        </text:list-item>
      </text:list>
      <text:p text:style-name="P3"/>
      <text:p text:style-name="P7"><text:span text:style-name="T1">The SQL </text:span><text:span text:style-name="T2">CREATE TABLE</text:span><text:span text:style-name="T1"> statement creates a new table by specifying the table and column names. Each column is assigned a </text:span><text:span text:style-name="T2">data type</text:span><text:span text:style-name="T1"> that indicates the format of column values. Data types can be numeric, textual, or complex.</text:span><text:span text:style-name="T7"> Ex:</text:span></text:p>
      <text:list text:continue-numbering="true" text:style-name="WWNum1">
        <text:list-item>
          <text:p text:style-name="P8">INT stores integer values.</text:p>
        </text:list-item>
        <text:list-item>
          <text:p text:style-name="P8"><text:soft-page-break/>DECIMAL stores fractional numeric values.</text:p>
        </text:list-item>
        <text:list-item>
          <text:p text:style-name="P8">VARCHAR stores textual values.</text:p>
        </text:list-item>
        <text:list-item>
          <text:p text:style-name="P8">DATE stores year, month, and day.</text:p>
        </text:list-item>
      </text:list>
      <text:p text:style-name="P9"/>
      <text:p text:style-name="P9"/>
      <text:p text:style-name="P9"/>
      <text:p text:style-name="P9"/>
      <text:p text:style-name="P9"/>
      <text:p text:style-name="P9"/>
      <text:list text:continue-numbering="true" text:style-name="WWNum1">
        <text:list-item>
          <text:p text:style-name="P8">Analysis</text:p>
        </text:list-item>
        <text:list-item>
          <text:p text:style-name="P8">Logical design</text:p>
        </text:list-item>
        <text:list-item>
          <text:p text:style-name="P8">Physical design</text:p>
        </text:list-item>
      </text:list>
      <text:p text:style-name="P3"/>
      <text:p text:style-name="P7"><text:span text:style-name="T1">The </text:span><text:span text:style-name="T2">analysis</text:span><text:span text:style-name="T1"> phase specifies database requirements without regard to a specific database system. Requirements are represented as entities, relationships, and attributes. An entity is a person, place, activity, or thing. A relationship is a link between entities, and an attribute is a descriptive property of an entity.</text:span></text:p>
      <text:p text:style-name="P7"><text:span text:style-name="T2">Analysis</text:span><text:span text:style-name="T8"> has many alternative names, such as conceptual design, entity-relationship modeling, and requirements definition.</text:span></text:p>
      <text:h text:style-name="P2" text:outline-level="3">Logical design</text:h>
      <text:p text:style-name="Standard"><text:span text:style-name="T1">The </text:span><text:span text:style-name="T2">logical design</text:span><text:span text:style-name="T1"> phase implements database requirements in a specific database system. For relational database systems, logical design converts entities, relationships, and attributes into tables, keys, and columns.</text:span></text:p>
      <text:h text:style-name="P2" text:outline-level="3">Physical design</text:h>
      <text:p text:style-name="P7"><text:span text:style-name="T1">The </text:span><text:span text:style-name="T2">physical design</text:span><text:span text:style-name="T1"> phase adds indexes and specifies how tables are organized on storage media. Physical design affects query processing speed but never affects the query result. The principle that physical design never affects query results is called </text:span><text:span text:style-name="T2">data independence</text:span><text:span text:style-name="T1">.</text:span></text:p>
      <text:p text:style-name="Standard"><text:span text:style-name="T1">To simplify the use of SQL with a general-purpose language, database programs typically use an application programming interface. An </text:span><text:span text:style-name="T2">application programming interface</text:span><text:span text:style-name="T1">, or </text:span><text:span text:style-name="T2">API</text:span></text:p>
      <text:h text:style-name="P2" text:outline-level="3">MySQL Command-Line Client</text:h>
      <text:p text:style-name="P7"><text:span text:style-name="T1">The </text:span><text:span text:style-name="T2">MySQL Command-Line Client</text:span><text:span text:style-name="T1"> is a text interface included in the MySQL Server download. MySQL Server returns an </text:span><text:span text:style-name="T2">error code</text:span><text:span text:style-name="T1"> and description when an SQL statement is syntactically incorrect or the database cannot execute the statement.</text:span></text:p>
      <text:p text:style-name="P10"/>
      <text:p text:style-name="P7"><text:span text:style-name="T7">. </text:span><text:span text:style-name="T1">A </text:span><text:span text:style-name="T2">tuple</text:span><text:span text:style-name="T1"> is an ordered collection of elements enclosed in parentheses.</text:span><text:span text:style-name="T7"> Ex: </text:span><text:span text:style-name="T9">(a, b, c)</text:span><text:span text:style-name="T7"> and </text:span><text:span text:style-name="T9">(c, b, a)</text:span><text:span text:style-name="T7"> are different, since tuples are ordered.</text:span></text:p>
      <text:p text:style-name="P7"><text:soft-page-break/><text:span text:style-name="T7">The data structure organizes data in tables:</text:span></text:p>
      <text:list text:continue-numbering="true" text:style-name="WWNum1">
        <text:list-item>
          <text:p text:style-name="P4"><text:span text:style-name="T3">A </text:span><text:span text:style-name="T10">table</text:span><text:span text:style-name="T3"> has a name, a fixed tuple of columns, and a varying set of rows.</text:span></text:p>
        </text:list-item>
        <text:list-item>
          <text:p text:style-name="P4"><text:span text:style-name="T3">A </text:span><text:span text:style-name="T10">column</text:span><text:span text:style-name="T3"> has a name and a data type.</text:span></text:p>
        </text:list-item>
        <text:list-item>
          <text:p text:style-name="P4"><text:span text:style-name="T3">A </text:span><text:span text:style-name="T10">row</text:span><text:span text:style-name="T3"> is an unnamed tuple of values. Each value corresponds to a column and belongs to the column's data type.</text:span></text:p>
        </text:list-item>
        <text:list-item>
          <text:p text:style-name="P4"><text:span text:style-name="T3">A </text:span><text:span text:style-name="T4">data type</text:span><text:span text:style-name="T3"> is a named set of values, from which column values are drawn.</text:span></text:p>
        </text:list-item>
      </text:list>
      <text:p text:style-name="P11"/>
      <text:p text:style-name="P11"/>
      <text:p text:style-name="P11"/>
      <text:p text:style-name="P11"/>
      <text:p text:style-name="P11">Since a table is a set of rows, the rows have no inherent order.</text:p>
      <text:list text:continue-numbering="true" text:style-name="WWNum1">
        <text:list-item>
          <text:p text:style-name="P8">Synonyms:</text:p>
        </text:list-item>
        <text:list-item>
          <text:p text:style-name="P8">Table, File, Relation</text:p>
        </text:list-item>
        <text:list-item>
          <text:p text:style-name="P8">Row, Record, Tuple</text:p>
        </text:list-item>
        <text:list-item>
          <text:p text:style-name="P12">Column, Field, Attribute</text:p>
        </text:list-item>
      </text:list>
      <text:p text:style-name="Standard"><text:span text:style-name="T2">Business rules</text:span><text:span text:style-name="T1"> are based on business policy and specific to a particular database</text:span></text:p>
      <table:table table:name="Table2" table:style-name="Table2">
        <table:table-column table:style-name="Table2.A" table:number-columns-repeated="3"/>
        <table:table-row table:style-name="Table2.1">
          <table:table-cell table:style-name="Table2.A1" office:value-type="string">
            <text:p text:style-name="P13">Type</text:p>
          </table:table-cell>
          <table:table-cell table:style-name="Table2.A1" office:value-type="string">
            <text:p text:style-name="P13">Description</text:p>
          </table:table-cell>
          <table:table-cell table:style-name="Table2.A1" office:value-type="string">
            <text:p text:style-name="P13">Examples</text:p>
          </table:table-cell>
        </table:table-row>
        <table:table-row table:style-name="Table2.1">
          <table:table-cell table:style-name="Table2.A2" office:value-type="string">
            <text:p text:style-name="P9">Literals</text:p>
          </table:table-cell>
          <table:table-cell table:style-name="Table2.B2" office:value-type="string">
            <text:p text:style-name="P14"><text:span text:style-name="T1">Explicit values that are string, numeric, or binary.</text:span><text:line-break/><text:span text:style-name="T1">Strings must be surrounded by single quotes or double quotes.</text:span><text:line-break/><text:span text:style-name="T1">Binary values are represented with </text:span><text:span text:style-name="T11">x'0'</text:span><text:span text:style-name="T1"> where the 0 is any hex value.</text:span></text:p>
          </table:table-cell>
          <table:table-cell table:style-name="Table2.C2" office:value-type="string">
            <text:p text:style-name="P15"><text:span text:style-name="T12">'String'</text:span><text:line-break/><text:span text:style-name="T12">"String"</text:span><text:line-break/><text:span text:style-name="T12">123</text:span><text:line-break/><text:span text:style-name="T12">x'0fa2'</text:span><text:line-break/></text:p>
          </table:table-cell>
        </table:table-row>
        <table:table-row table:style-name="Table2.1">
          <table:table-cell table:style-name="Table2.A3" office:value-type="string">
            <text:p text:style-name="P9">Keywords</text:p>
          </table:table-cell>
          <table:table-cell table:style-name="Table2.B3" office:value-type="string">
            <text:p text:style-name="P9">Words with special meaning.</text:p>
          </table:table-cell>
          <table:table-cell table:style-name="Table2.C3" office:value-type="string">
            <text:p text:style-name="P9">SELECT, FROM, WHERE</text:p>
          </table:table-cell>
        </table:table-row>
        <table:table-row table:style-name="Table2.1">
          <table:table-cell table:style-name="Table2.A4" office:value-type="string">
            <text:p text:style-name="P9">Identifiers</text:p>
          </table:table-cell>
          <table:table-cell table:style-name="Table2.B4" office:value-type="string">
            <text:p text:style-name="P9">Objects from the database like tables, columns, etc.</text:p>
          </table:table-cell>
          <table:table-cell table:style-name="Table2.C4" office:value-type="string">
            <text:p text:style-name="P9">City, Name, Population</text:p>
          </table:table-cell>
        </table:table-row>
        <table:table-row table:style-name="Table2.1">
          <table:table-cell table:style-name="Table2.A5" office:value-type="string">
            <text:p text:style-name="P16">Comments</text:p>
          </table:table-cell>
          <table:table-cell table:style-name="Table2.B5" office:value-type="string">
            <text:p text:style-name="P16">Statement intended only for humans and ignored <text:soft-page-break/>by the database when parsing an SQL statement.</text:p>
          </table:table-cell>
          <table:table-cell table:style-name="Table2.C5" office:value-type="string">
            <text:p text:style-name="P15"><text:span text:style-name="T13">-- single line comment</text:span><text:line-break/><text:span text:style-name="T13">/* multi-line </text:span><text:line-break/><text:soft-page-break/><text:span text:style-name="T13"> <text:s text:c="2"/>Comment */</text:span></text:p>
          </table:table-cell>
        </table:table-row>
      </table:table>
      <text:h text:style-name="P17" text:outline-level="3">SQL sublanguages</text:h>
      <text:p text:style-name="P7"><text:span text:style-name="T7">The SQL language is divided into five sublanguages:</text:span></text:p>
      <text:list text:continue-numbering="true" text:style-name="WWNum1">
        <text:list-item>
          <text:p text:style-name="P4"><text:span text:style-name="T4">Data Definition Language</text:span><text:span text:style-name="T3"> (DDL) defines the structure of the database.</text:span></text:p>
        </text:list-item>
        <text:list-item>
          <text:p text:style-name="P4"><text:span text:style-name="T4">Data Query Language</text:span><text:span text:style-name="T3"> (DQL) retrieves data from the database.</text:span></text:p>
        </text:list-item>
        <text:list-item>
          <text:p text:style-name="P4"><text:span text:style-name="T4">Data Manipulation Language</text:span><text:span text:style-name="T3"> (DML) manipulates data stored in a database.</text:span></text:p>
        </text:list-item>
        <text:list-item>
          <text:p text:style-name="P4"><text:span text:style-name="T4">Data Control Language</text:span><text:span text:style-name="T3"> (DCL) controls database user access.</text:span></text:p>
        </text:list-item>
        <text:list-item>
          <text:p text:style-name="P4"><text:span text:style-name="T4">Data Transaction Language</text:span><text:span text:style-name="T3"> (DTL) manages database transactions.</text:span></text:p>
        </text:list-item>
      </text:list>
      <text:p text:style-name="P18"/>
      <text:p text:style-name="P11">All data in a relational database is structured in tables:</text:p>
      <text:list text:continue-numbering="true" text:style-name="WWNum1">
        <text:list-item>
          <text:p text:style-name="P4"><text:span text:style-name="T3">A </text:span><text:span text:style-name="T4">table</text:span><text:span text:style-name="T3"> has a name, a fixed sequence of columns, and a varying set of rows.</text:span></text:p>
        </text:list-item>
        <text:list-item>
          <text:p text:style-name="P4"><text:span text:style-name="T3">A </text:span><text:span text:style-name="T4">column</text:span><text:span text:style-name="T3"> has a name and a data type.</text:span></text:p>
        </text:list-item>
        <text:list-item>
          <text:p text:style-name="P4"><text:span text:style-name="T3">A </text:span><text:span text:style-name="T4">row</text:span><text:span text:style-name="T3"> is an unnamed sequence of values. Each value corresponds to a column and belongs to the column's data type.</text:span></text:p>
        </text:list-item>
        <text:list-item>
          <text:p text:style-name="P4"><text:span text:style-name="T3">A </text:span><text:span text:style-name="T4">cell</text:span><text:span text:style-name="T3"> is a single column of a single row.</text:span></text:p>
        </text:list-item>
      </text:list>
      <text:p text:style-name="P7"><text:span text:style-name="T7">A table must have at least one column but any number of rows. A table without rows is called an </text:span><text:span text:style-name="T14">empty table</text:span><text:span text:style-name="T7">.</text:span></text:p>
      <text:p text:style-name="P7"><text:span text:style-name="T1">Rule 7 is called </text:span><text:span text:style-name="T2">data independence</text:span><text:span text:style-name="T1">. Data independence allows database administrators to improve query performance by changing the organization of data on storage devices, without affecting query results.</text:span></text:p>
      <text:h text:style-name="P17" text:outline-level="3">CREATE TABLE and DROP TABLE statements</text:h>
      <text:p text:style-name="P7"><text:span text:style-name="T7">The </text:span><text:span text:style-name="T14">CREATE TABLE</text:span><text:span text:style-name="T7"> statement creates a new table by specifying the table name, column names, and column data types. Example data types are:</text:span></text:p>
      <text:list text:continue-numbering="true" text:style-name="WWNum1">
        <text:list-item>
          <text:p text:style-name="P4"><text:span text:style-name="T5">INT or INTEGER</text:span><text:span text:style-name="T3"> — integer values</text:span></text:p>
        </text:list-item>
        <text:list-item>
          <text:p text:style-name="P4"><text:span text:style-name="T5">VARCHAR(N)</text:span><text:span text:style-name="T3"> — values with 0 to N characters</text:span></text:p>
        </text:list-item>
        <text:list-item>
          <text:p text:style-name="P4"><text:span text:style-name="T5">DATE</text:span><text:span text:style-name="T3"> — date values</text:span></text:p>
        </text:list-item>
        <text:list-item>
          <text:p text:style-name="P4"><text:span text:style-name="T5">DECIMAL(M, D)</text:span><text:span text:style-name="T3"> — numeric values with M digits, of which D digits follow the decimal point</text:span></text:p>
        </text:list-item>
      </text:list>
      <text:p text:style-name="P3"/>
      <text:p text:style-name="P7"><text:span text:style-name="T7">The </text:span><text:span text:style-name="T14">DROP TABLE</text:span><text:span text:style-name="T7"> statement deletes a table, along with all the table's rows, from a database.</text:span></text:p>
      <text:h text:style-name="P2" text:outline-level="3"><text:soft-page-break/>ALTER TABLE statement</text:h>
      <text:p text:style-name="Standard"><text:span text:style-name="T1">The </text:span><text:span text:style-name="T2">ALTER TABLE</text:span><text:span text:style-name="T1"> statement adds, deletes, or modifies columns on an existing table.</text:span></text:p>
      <text:p text:style-name="P7"><text:span text:style-name="T1">A </text:span><text:span text:style-name="T2">data type</text:span><text:span text:style-name="T1"> is a named set of values from which column values are drawn.</text:span><text:span text:style-name="T7"> In relational databases, most data types fall into one of the following categories:</text:span></text:p>
      <text:list text:continue-numbering="true" text:style-name="WWNum1">
        <text:list-item>
          <text:p text:style-name="P4"><text:span text:style-name="T4">Integer</text:span><text:span text:style-name="T3"> data types represent positive and negative integers. Several integer data types exist, varying by the number of bytes allocated for each value. Common integer data types include INT, implemented as 4 bytes of storage, and SMALLINT, implemented as 2 bytes.</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3" table:style-name="Table3">
        <table:table-column table:style-name="Table3.A" table:number-columns-repeated="5"/>
        <table:table-row table:style-name="Table3.1">
          <table:table-cell table:style-name="Table3.A1" office:value-type="string">
            <text:p text:style-name="P13">Category</text:p>
          </table:table-cell>
          <table:table-cell table:style-name="Table3.A1" office:value-type="string">
            <text:p text:style-name="P13">Example</text:p>
          </table:table-cell>
          <table:table-cell table:style-name="Table3.A1" office:value-type="string">
            <text:p text:style-name="P13">Data type</text:p>
          </table:table-cell>
          <table:table-cell table:style-name="Table3.A1" office:value-type="string">
            <text:p text:style-name="P13">Storage</text:p>
          </table:table-cell>
          <table:table-cell table:style-name="Table3.A1" office:value-type="string">
            <text:p text:style-name="P13">Notes</text:p>
          </table:table-cell>
        </table:table-row>
        <table:table-row table:style-name="Table3.1">
          <table:table-cell table:style-name="Table3.A2" table:number-rows-spanned="5" office:value-type="string">
            <text:p text:style-name="P19">Integer</text:p>
          </table:table-cell>
          <table:table-cell table:style-name="Table3.B2" table:number-rows-spanned="5" office:value-type="string">
            <text:p text:style-name="P19">34 and -739448</text:p>
          </table:table-cell>
          <table:table-cell table:style-name="Table3.C2" office:value-type="string">
            <text:p text:style-name="P19">TINYINT</text:p>
          </table:table-cell>
          <table:table-cell table:style-name="Table3.D2" office:value-type="string">
            <text:p text:style-name="P19">1 byte</text:p>
          </table:table-cell>
          <table:table-cell table:style-name="Table3.E2" office:value-type="string">
            <text:p text:style-name="P14"><text:span text:style-name="T7">Signed range: -128 to 127</text:span><text:line-break/><text:span text:style-name="T7">Unsigned range: 0 to 255</text:span></text:p>
          </table:table-cell>
        </table:table-row>
        <table:table-row table:style-name="Table3.1">
          <table:covered-table-cell table:style-name="Table3.A2"/>
          <table:covered-table-cell table:style-name="Table3.B2"/>
          <table:table-cell table:style-name="Table3.C3" office:value-type="string">
            <text:p text:style-name="P19">SMALLINT</text:p>
          </table:table-cell>
          <table:table-cell table:style-name="Table3.D3" office:value-type="string">
            <text:p text:style-name="P19">2 bytes</text:p>
          </table:table-cell>
          <table:table-cell table:style-name="Table3.E3" office:value-type="string">
            <text:p text:style-name="P14"><text:span text:style-name="T7">Signed range: -32,768 to 32,767</text:span><text:line-break/><text:span text:style-name="T7">Unsigned range: 0 to 65,535</text:span></text:p>
          </table:table-cell>
        </table:table-row>
        <table:table-row table:style-name="Table3.1">
          <table:covered-table-cell table:style-name="Table3.A2"/>
          <table:covered-table-cell table:style-name="Table3.B2"/>
          <table:table-cell table:style-name="Table3.C4" office:value-type="string">
            <text:p text:style-name="P19">MEDIUMINT</text:p>
          </table:table-cell>
          <table:table-cell table:style-name="Table3.D4" office:value-type="string">
            <text:p text:style-name="P19">3 bytes</text:p>
          </table:table-cell>
          <table:table-cell table:style-name="Table3.E4" office:value-type="string">
            <text:p text:style-name="P14"><text:span text:style-name="T7">Signed range: -8,388,608 to 8,388,607</text:span><text:line-break/><text:soft-page-break/><text:span text:style-name="T7">Unsigned range: 0 to 16,777,215</text:span></text:p>
          </table:table-cell>
        </table:table-row>
        <table:table-row table:style-name="Table3.1">
          <table:covered-table-cell table:style-name="Table3.A2"/>
          <table:covered-table-cell table:style-name="Table3.B2"/>
          <table:table-cell table:style-name="Table3.C5" office:value-type="string">
            <text:p text:style-name="P19">INTEGER or INT</text:p>
          </table:table-cell>
          <table:table-cell table:style-name="Table3.D5" office:value-type="string">
            <text:p text:style-name="P19">4 bytes</text:p>
          </table:table-cell>
          <table:table-cell table:style-name="Table3.E5" office:value-type="string">
            <text:p text:style-name="P14"><text:span text:style-name="T7">Signed range: -2,147,483,648 to 2,147,483,647</text:span><text:line-break/><text:span text:style-name="T7">Unsigned range: 0 to 4,294,967,295</text:span></text:p>
          </table:table-cell>
        </table:table-row>
        <table:table-row table:style-name="Table3.1">
          <table:covered-table-cell table:style-name="Table3.A2"/>
          <table:covered-table-cell table:style-name="Table3.B2"/>
          <table:table-cell table:style-name="Table3.C6" office:value-type="string">
            <text:p text:style-name="P19">BIGINT</text:p>
          </table:table-cell>
          <table:table-cell table:style-name="Table3.D6" office:value-type="string">
            <text:p text:style-name="P19">8 bytes</text:p>
          </table:table-cell>
          <table:table-cell table:style-name="Table3.E6" office:value-type="string">
            <text:p text:style-name="P14"><text:span text:style-name="T7">Signed range: -2</text:span><text:span text:style-name="T15">63</text:span><text:span text:style-name="T7"> to 2</text:span><text:span text:style-name="T15">63</text:span><text:span text:style-name="T7"> -1</text:span><text:line-break/><text:span text:style-name="T7">Unsigned range: 0 to 2</text:span><text:span text:style-name="T15">64</text:span><text:span text:style-name="T7"> -1</text:span></text:p>
          </table:table-cell>
        </table:table-row>
      </table:table>
      <text:p text:style-name="P10"/>
      <table:table table:name="Table4" table:style-name="Table4">
        <table:table-column table:style-name="Table4.A" table:number-columns-repeated="5"/>
        <table:table-row table:style-name="Table4.1">
          <table:table-cell table:style-name="Table4.A1" office:value-type="string">
            <text:p text:style-name="P13">Type</text:p>
          </table:table-cell>
          <table:table-cell table:style-name="Table4.A1" office:value-type="string">
            <text:p text:style-name="P13">Operator</text:p>
          </table:table-cell>
          <table:table-cell table:style-name="Table4.A1" office:value-type="string">
            <text:p text:style-name="P13">Description</text:p>
          </table:table-cell>
          <table:table-cell table:style-name="Table4.A1" office:value-type="string">
            <text:p text:style-name="P13">Example</text:p>
          </table:table-cell>
          <table:table-cell table:style-name="Table4.A1" office:value-type="string">
            <text:p text:style-name="P13">Value</text:p>
          </table:table-cell>
        </table:table-row>
        <table:table-row table:style-name="Table4.1">
          <table:table-cell table:style-name="Table4.A2" table:number-rows-spanned="7" office:value-type="string">
            <text:p text:style-name="P13">Arithmetic</text:p>
          </table:table-cell>
          <table:table-cell table:style-name="Table4.B2" office:value-type="string">
            <text:p text:style-name="P20">+</text:p>
          </table:table-cell>
          <table:table-cell table:style-name="Table4.C2" office:value-type="string">
            <text:p text:style-name="P16">Adds two numeric values</text:p>
          </table:table-cell>
          <table:table-cell table:style-name="Table4.D2" office:value-type="string">
            <text:p text:style-name="P20">4 + 3</text:p>
          </table:table-cell>
          <table:table-cell table:style-name="Table4.E2" office:value-type="string">
            <text:p text:style-name="P20">7</text:p>
          </table:table-cell>
        </table:table-row>
        <table:table-row table:style-name="Table4.1">
          <table:covered-table-cell table:style-name="Table4.A2"/>
          <table:table-cell table:style-name="Table4.B3" office:value-type="string">
            <text:p text:style-name="P14"><text:span text:style-name="T16">-</text:span><text:span text:style-name="T7"> (unary)</text:span></text:p>
          </table:table-cell>
          <table:table-cell table:style-name="Table4.C3" office:value-type="string">
            <text:p text:style-name="P16">Reverses the sign of one numeric value</text:p>
          </table:table-cell>
          <table:table-cell table:style-name="Table4.D3" office:value-type="string">
            <text:p text:style-name="P20">-(-2)</text:p>
          </table:table-cell>
          <table:table-cell table:style-name="Table4.E3" office:value-type="string">
            <text:p text:style-name="P20">2</text:p>
          </table:table-cell>
        </table:table-row>
        <table:table-row table:style-name="Table4.1">
          <table:covered-table-cell table:style-name="Table4.A2"/>
          <table:table-cell table:style-name="Table4.B4" office:value-type="string">
            <text:p text:style-name="P14"><text:span text:style-name="T16">-</text:span><text:span text:style-name="T7"> (binary)</text:span></text:p>
          </table:table-cell>
          <table:table-cell table:style-name="Table4.C4" office:value-type="string">
            <text:p text:style-name="P16">Subtracts one numeric value from another</text:p>
          </table:table-cell>
          <table:table-cell table:style-name="Table4.D4" office:value-type="string">
            <text:p text:style-name="P20">11 - 5</text:p>
          </table:table-cell>
          <table:table-cell table:style-name="Table4.E4" office:value-type="string">
            <text:p text:style-name="P20">6</text:p>
          </table:table-cell>
        </table:table-row>
        <table:table-row table:style-name="Table4.1">
          <table:covered-table-cell table:style-name="Table4.A2"/>
          <table:table-cell table:style-name="Table4.B5" office:value-type="string">
            <text:p text:style-name="P20">*</text:p>
          </table:table-cell>
          <table:table-cell table:style-name="Table4.C5" office:value-type="string">
            <text:p text:style-name="P16">Multiplies two numeric values</text:p>
          </table:table-cell>
          <table:table-cell table:style-name="Table4.D5" office:value-type="string">
            <text:p text:style-name="P20">3 * 5 </text:p>
          </table:table-cell>
          <table:table-cell table:style-name="Table4.E5" office:value-type="string">
            <text:p text:style-name="P20">15</text:p>
          </table:table-cell>
        </table:table-row>
        <table:table-row table:style-name="Table4.1">
          <table:covered-table-cell table:style-name="Table4.A2"/>
          <table:table-cell table:style-name="Table4.B6" office:value-type="string">
            <text:p text:style-name="P20">/</text:p>
          </table:table-cell>
          <table:table-cell table:style-name="Table4.C6" office:value-type="string">
            <text:p text:style-name="P16">Divides one numeric value by another</text:p>
          </table:table-cell>
          <table:table-cell table:style-name="Table4.D6" office:value-type="string">
            <text:p text:style-name="P20">4 / 2</text:p>
          </table:table-cell>
          <table:table-cell table:style-name="Table4.E6" office:value-type="string">
            <text:p text:style-name="P20">2</text:p>
          </table:table-cell>
        </table:table-row>
        <table:table-row table:style-name="Table4.1">
          <table:covered-table-cell table:style-name="Table4.A2"/>
          <table:table-cell table:style-name="Table4.B7" office:value-type="string">
            <text:p text:style-name="P14"><text:span text:style-name="T17">%</text:span><text:span text:style-name="T18"> (modulo)</text:span></text:p>
          </table:table-cell>
          <table:table-cell table:style-name="Table4.C7" office:value-type="string">
            <text:p text:style-name="P14"><text:span text:style-name="T18">Divides one numeric value by another and returns</text:span><text:line-break/><text:span text:style-name="T18">the integer remainder</text:span></text:p>
          </table:table-cell>
          <table:table-cell table:style-name="Table4.D7" office:value-type="string">
            <text:p text:style-name="P21">5 % 2</text:p>
          </table:table-cell>
          <table:table-cell table:style-name="Table4.E7" office:value-type="string">
            <text:p text:style-name="P21">1</text:p>
          </table:table-cell>
        </table:table-row>
        <table:table-row table:style-name="Table4.1">
          <table:covered-table-cell table:style-name="Table4.A2"/>
          <table:table-cell table:style-name="Table4.B8" office:value-type="string">
            <text:p text:style-name="P21">^</text:p>
          </table:table-cell>
          <table:table-cell table:style-name="Table4.C8" office:value-type="string">
            <text:p text:style-name="P19">Raises one <text:soft-page-break/>numeric value to the power of another</text:p>
          </table:table-cell>
          <table:table-cell table:style-name="Table4.D8" office:value-type="string">
            <text:p text:style-name="P21">5^2</text:p>
          </table:table-cell>
          <table:table-cell table:style-name="Table4.E8" office:value-type="string">
            <text:p text:style-name="P21">25</text:p>
          </table:table-cell>
        </table:table-row>
        <table:table-row table:style-name="Table4.1">
          <table:table-cell table:style-name="Table4.A9" table:number-rows-spanned="5" office:value-type="string">
            <text:p text:style-name="P13">Comparison</text:p>
          </table:table-cell>
          <table:table-cell table:style-name="Table4.B9" office:value-type="string">
            <text:p text:style-name="P21">= </text:p>
          </table:table-cell>
          <table:table-cell table:style-name="Table4.C9" office:value-type="string">
            <text:p text:style-name="P19">Compares two values for equality</text:p>
          </table:table-cell>
          <table:table-cell table:style-name="Table4.D9" office:value-type="string">
            <text:p text:style-name="P21">1 = 2</text:p>
          </table:table-cell>
          <table:table-cell table:style-name="Table4.E9" office:value-type="string">
            <text:p text:style-name="P21">FALSE</text:p>
          </table:table-cell>
        </table:table-row>
        <table:table-row table:style-name="Table4.1">
          <table:covered-table-cell table:style-name="Table4.A9"/>
          <table:table-cell table:style-name="Table4.B10" office:value-type="string">
            <text:p text:style-name="P21">!=</text:p>
          </table:table-cell>
          <table:table-cell table:style-name="Table4.C10" office:value-type="string">
            <text:p text:style-name="P19">Compares two values for inequality</text:p>
          </table:table-cell>
          <table:table-cell table:style-name="Table4.D10" office:value-type="string">
            <text:p text:style-name="P21">1 != 2</text:p>
          </table:table-cell>
          <table:table-cell table:style-name="Table4.E10" office:value-type="string">
            <text:p text:style-name="P21">TRUE</text:p>
          </table:table-cell>
        </table:table-row>
        <table:table-row table:style-name="Table4.1">
          <table:covered-table-cell table:style-name="Table4.A9"/>
          <table:table-cell table:style-name="Table4.B11" office:value-type="string">
            <text:p text:style-name="P20">&lt;</text:p>
          </table:table-cell>
          <table:table-cell table:style-name="Table4.C11" office:value-type="string">
            <text:p text:style-name="P16">Compares two values with &lt;</text:p>
          </table:table-cell>
          <table:table-cell table:style-name="Table4.D11" office:value-type="string">
            <text:p text:style-name="P20">2 &lt; 2</text:p>
          </table:table-cell>
          <table:table-cell table:style-name="Table4.E11" office:value-type="string">
            <text:p text:style-name="P20">FALSE</text:p>
          </table:table-cell>
        </table:table-row>
        <table:table-row table:style-name="Table4.1">
          <table:covered-table-cell table:style-name="Table4.A9"/>
          <table:table-cell table:style-name="Table4.B12" office:value-type="string">
            <text:p text:style-name="P20">&lt;=</text:p>
          </table:table-cell>
          <table:table-cell table:style-name="Table4.C12" office:value-type="string">
            <text:p text:style-name="P16">Compares two values with ≤</text:p>
          </table:table-cell>
          <table:table-cell table:style-name="Table4.D12" office:value-type="string">
            <text:p text:style-name="P20">2 &lt;= 2</text:p>
          </table:table-cell>
          <table:table-cell table:style-name="Table4.E12" office:value-type="string">
            <text:p text:style-name="P20">TRUE</text:p>
          </table:table-cell>
        </table:table-row>
        <table:table-row table:style-name="Table4.1">
          <table:covered-table-cell table:style-name="Table4.A9"/>
          <table:table-cell table:style-name="Table4.B13" office:value-type="string">
            <text:p text:style-name="P20">&gt; </text:p>
          </table:table-cell>
          <table:table-cell table:style-name="Table4.C13" office:value-type="string">
            <text:p text:style-name="P16">Compares two values with &gt;</text:p>
          </table:table-cell>
          <table:table-cell table:style-name="Table4.D13" office:value-type="string">
            <text:p text:style-name="P20">'2019-08-13' &gt; '2021-08-13'</text:p>
          </table:table-cell>
          <table:table-cell table:style-name="Table4.E13" office:value-type="string">
            <text:p text:style-name="P20">FALSE</text:p>
          </table:table-cell>
        </table:table-row>
      </table:table>
      <text:h text:style-name="P22" text:outline-level="3">UPDATE statement</text:h>
      <text:p text:style-name="P7"><text:span text:style-name="T19">The </text:span><text:span text:style-name="T20">UPDATE</text:span><text:span text:style-name="T19"> statement modifies existing rows in a table. </text:span><text:span text:style-name="T21">The UPDATE statement uses the </text:span><text:span text:style-name="T22">SET</text:span><text:span text:style-name="T21"> clause to specify the new column values.</text:span><text:span text:style-name="T19"> An optional WHERE clause specifies which rows are updated. Omitting the WHERE clause results in all rows being updated.</text:span></text:p>
      <text:h text:style-name="P22" text:outline-level="3">DELETE statement</text:h>
      <text:p text:style-name="P7"><text:span text:style-name="T19">The </text:span><text:span text:style-name="T20">DELETE</text:span><text:span text:style-name="T19"> statement deletes existing rows in a table. </text:span><text:span text:style-name="T21">The </text:span><text:span text:style-name="T22">FROM</text:span><text:span text:style-name="T21"> keyword is followed by the table name whose rows are to be deleted.</text:span><text:span text:style-name="T19"> An optional WHERE clause specifies which rows should be deleted. Omitting the WHERE clause results in all rows in the table being deleted.</text:span></text:p>
      <text:p text:style-name="P7"><text:span text:style-name="T23">The </text:span><text:span text:style-name="T22">TRUNCATE</text:span><text:span text:style-name="T23"> statement deletes all rows from a table.</text:span><text:span text:style-name="T24"> TRUNCATE is nearly identical to a DELETE statement with no WHERE clause except for minor differences that depend on the database system.</text:span></text:p>
      <text:p text:style-name="P7"><text:span text:style-name="T21">The </text:span><text:span text:style-name="T25">MERGE</text:span><text:span text:style-name="T21"> statement selects data from one table, called the source, and inserts the data to another table, called the target.</text:span></text:p>
      <text:h text:style-name="P22" text:outline-level="3">Primary keys</text:h>
      <text:p text:style-name="P7"><text:span text:style-name="T21">A </text:span><text:span text:style-name="T22">primary key</text:span><text:span text:style-name="T21"> is a column, or group of columns, used to identify a row. The primary key is usually the table's first column</text:span><text:span text:style-name="T19"> and appears on the left of table diagrams, but the position is not significant to the database.</text:span></text:p>
      <text:h text:style-name="Heading_20_3" text:outline-level="3"><text:span text:style-name="T21">A </text:span><text:span text:style-name="T22">simple primary key</text:span><text:span text:style-name="T21"> consists of a single column. A </text:span><text:span text:style-name="T22">composite primary key</text:span><text:span text:style-name="T21"> consists of multiple columns.</text:span><text:span text:style-name="T19"> Auto-increment columns</text:span></text:h>
      <text:p text:style-name="Standard"><text:span text:style-name="T21">An </text:span><text:span text:style-name="T22">auto-increment column</text:span><text:span text:style-name="T21"> is a numeric column that is assigned an automatically incrementing value when a new row is inserted.</text:span></text:p>
      <text:p text:style-name="P23">Database users occasionally make the following errors when inserting primary keys:</text:p>
      <text:list text:continue-numbering="true" text:style-name="WWNum1">
        <text:list-item>
          <text:p text:style-name="P24"><text:soft-page-break/>Inserting values for auto-increment primary keys.</text:p>
        </text:list-item>
        <text:list-item>
          <text:p text:style-name="P24">Omitting values for primary keys that are not auto-increment columns.</text:p>
        </text:list-item>
      </text:list>
      <text:p text:style-name="P23">MySQL allows insertion of a specific value to an auto-increment column. However, overriding auto-increment for a primary key is usually a mistake.</text:p>
      <text:p text:style-name="P7"><text:span text:style-name="T21">A </text:span><text:span text:style-name="T22">foreign key</text:span><text:span text:style-name="T21"> is a column, or group of columns, that refer to a primary key.</text:span><text:span text:style-name="T19"> The data types of the foreign and primary keys must be the same, but the names may be different. </text:span></text:p>
      <text:h text:style-name="P22" text:outline-level="3">FOREIGN KEY constraint</text:h>
      <text:p text:style-name="P7"><text:span text:style-name="T19">A foreign key constraint is added to a CREATE TABLE statement with the </text:span><text:span text:style-name="T20">FOREIGN KEY</text:span><text:span text:style-name="T19"> and </text:span><text:span text:style-name="T20">REFERENCES</text:span><text:span text:style-name="T19"> keywords. </text:span><text:span text:style-name="T21">When a foreign key constraint is specified, the database rejects insert, update, and delete statements that violate referential integrity.</text:span></text:p>
      <text:h text:style-name="P22" text:outline-level="3">Referential integrity actions</text:h>
      <text:p text:style-name="P25">An insert, update, or delete that violates referential integrity can be corrected manually. However, manual corrections are time-consuming and error-prone. Instead, databases automatically correct referential integrity violations with any of four actions, specified as SQL constraints:</text:p>
      <text:list text:continue-numbering="true" text:style-name="WWNum1">
        <text:list-item>
          <text:p text:style-name="P4"><text:span text:style-name="T26">RESTRICT </text:span><text:span text:style-name="T27">rejects an insert, update, or delete that violates referential integrity.</text:span></text:p>
        </text:list-item>
        <text:list-item>
          <text:p text:style-name="P4"><text:span text:style-name="T28">SET NULL</text:span><text:span text:style-name="T29"> sets invalid foreign keys to NULL.</text:span></text:p>
        </text:list-item>
        <text:list-item>
          <text:p text:style-name="P4"><text:span text:style-name="T28">SET DEFAULT</text:span><text:span text:style-name="T29"> sets invalid foreign keys to the foreign key default value.</text:span></text:p>
        </text:list-item>
        <text:list-item>
          <text:p text:style-name="P4"><text:span text:style-name="T26">CASCADE</text:span><text:span text:style-name="T27"> propagates primary key changes to foreign keys.</text:span></text:p>
        </text:list-item>
      </text:list>
      <text:h text:style-name="P17" text:outline-level="3">Column and table constraints</text:h>
      <text:p text:style-name="P7"><text:span text:style-name="T1">A </text:span><text:span text:style-name="T2">constraint</text:span><text:span text:style-name="T1"> is a rule that governs allowable values in a database. Constraints are based on relational and business rules,</text:span><text:span text:style-name="T7"> and implemented with special keywords in a CREATE TABLE statement. The database automatically rejects insert, update, and delete statements that violate a constraint.</text:span></text:p>
      <text:h text:style-name="P2" text:outline-level="3">Adding and dropping constraints</text:h>
      <text:p text:style-name="Standard"><text:span text:style-name="T1">Constraints are added and dropped with the </text:span><text:span text:style-name="T11">ALTER TABLE TableName</text:span><text:span text:style-name="T1"> followed by an ADD, DROP, or CHANGE clause</text:span></text:p>
      <text:p text:style-name="P11">values.</text:p>
      <text:h text:style-name="P17" text:outline-level="3">BETWEEN operator</text:h>
      <text:p text:style-name="P7"><text:span text:style-name="T1">The </text:span><text:span text:style-name="T2">BETWEEN</text:span><text:span text:style-name="T1"> operator provides an alternative way to determine if a value is between two other values.</text:span><text:span text:style-name="T18"> </text:span><text:span text:style-name="T7">The operator is written </text:span><text:span text:style-name="T16">value BETWEEN minValue AND maxValue</text:span><text:span text:style-name="T7"> and is equivalent to </text:span><text:span text:style-name="T16">value &gt;= minValue AND value &lt;= maxValue</text:span><text:span text:style-name="T7">.</text:span></text:p>
      <text:h text:style-name="P17" text:outline-level="3">LIKE operator</text:h>
      <text:p text:style-name="P7"><text:span text:style-name="T1">The </text:span><text:span text:style-name="T2">LIKE</text:span><text:span text:style-name="T1"> operator, when used in a WHERE clause, matches text against a pattern using the two wildcard characters </text:span><text:span text:style-name="T11">%</text:span><text:span text:style-name="T1"> and </text:span><text:span text:style-name="T11">_</text:span><text:span text:style-name="T1">.</text:span></text:p>
      <text:list text:continue-numbering="true" text:style-name="WWNum1">
        <text:list-item>
          <text:p text:style-name="P4"><text:span text:style-name="T30">%</text:span><text:span text:style-name="T3"> matches any number of characters. Ex: </text:span><text:span text:style-name="T30">LIKE 'L%t'</text:span><text:span text:style-name="T3"> matches "Lt", "Lot", "Lift", and "Lol cat".</text:span></text:p>
        </text:list-item>
        <text:list-item>
          <text:p text:style-name="P4"><text:soft-page-break/><text:span text:style-name="T31">_</text:span><text:span text:style-name="T6"> matches exactly one character. Ex: </text:span><text:span text:style-name="T31">LIKE 'L_t'</text:span><text:span text:style-name="T6"> matches "Lot" and "Lit" but not "Lt" and "Loot".</text:span></text:p>
        </text:list-item>
        <text:list-item>
          <text:p text:style-name="P26"><text:span text:style-name="T3">The </text:span><text:span text:style-name="T4">ORDER BY</text:span><text:span text:style-name="T3"> clause orders selected rows by one or more columns in ascending (alphabetic or increasing) order. The </text:span><text:span text:style-name="T4">DESC</text:span><text:span text:style-name="T3"> keyword with the ORDER BY clause orders rows in descending order.</text:span></text:p>
        </text:list-item>
      </text:list>
      <table:table table:name="Table5" table:style-name="Table5">
        <table:table-column table:style-name="Table5.A" table:number-columns-repeated="3"/>
        <table:table-row table:style-name="Table5.1">
          <table:table-cell table:style-name="Table5.A1" office:value-type="string">
            <text:p text:style-name="P13">Function</text:p>
          </table:table-cell>
          <table:table-cell table:style-name="Table5.A1" office:value-type="string">
            <text:p text:style-name="P13">Description</text:p>
          </table:table-cell>
          <table:table-cell table:style-name="Table5.A1" office:value-type="string">
            <text:p text:style-name="P13">Example</text:p>
          </table:table-cell>
        </table:table-row>
        <table:table-row table:style-name="Table5.1">
          <table:table-cell table:style-name="Table5.A2" office:value-type="string">
            <text:p text:style-name="P27">ABS(n)</text:p>
          </table:table-cell>
          <table:table-cell table:style-name="Table5.B2" office:value-type="string">
            <text:p text:style-name="P14"><text:span text:style-name="T18">Returns the absolute value of </text:span><text:span text:style-name="T32">n</text:span></text:p>
          </table:table-cell>
          <table:table-cell table:style-name="Table5.C2" office:value-type="string">
            <text:p text:style-name="P15"><text:span text:style-name="T33">SELECT ABS(-5);</text:span><text:line-break/></text:p>
            <text:p text:style-name="P14"><text:line-break/><text:span text:style-name="T18">returns 5</text:span></text:p>
          </table:table-cell>
        </table:table-row>
        <table:table-row table:style-name="Table5.1">
          <table:table-cell table:style-name="Table5.A3" office:value-type="string">
            <text:p text:style-name="P27">LOWER(s)</text:p>
          </table:table-cell>
          <table:table-cell table:style-name="Table5.B3" office:value-type="string">
            <text:p text:style-name="P19">Returns the lowercase s</text:p>
          </table:table-cell>
          <table:table-cell table:style-name="Table5.C3" office:value-type="string">
            <text:p text:style-name="P28">SELECT LOWER('MySQL');<text:line-break/></text:p>
            <text:p text:style-name="P28"><text:line-break/>returns 'mysql'</text:p>
          </table:table-cell>
        </table:table-row>
        <table:table-row table:style-name="Table5.1">
          <table:table-cell table:style-name="Table5.A4" office:value-type="string">
            <text:p text:style-name="P27">TRIM(s)</text:p>
          </table:table-cell>
          <table:table-cell table:style-name="Table5.B4" office:value-type="string">
            <text:p text:style-name="P19">Returns the string s without leading and trailing spaces</text:p>
          </table:table-cell>
          <table:table-cell table:style-name="Table5.C4" office:value-type="string">
            <text:p text:style-name="P28">SELECT TRIM(' <text:s text:c="2"/>test <text:s text:c="2"/>');<text:line-break/></text:p>
            <text:p text:style-name="P28"><text:line-break/>returns 'test'</text:p>
          </table:table-cell>
        </table:table-row>
        <table:table-row table:style-name="Table5.1">
          <table:table-cell table:style-name="Table5.A5" office:value-type="string">
            <text:p text:style-name="P27">HOUR(t)<text:line-break/>MINUTE(t)<text:line-break/>SECOND(t)</text:p>
          </table:table-cell>
          <table:table-cell table:style-name="Table5.B5" office:value-type="string">
            <text:p text:style-name="P19">Returns the hour, minute, or second from time t</text:p>
          </table:table-cell>
          <table:table-cell table:style-name="Table5.C5" office:value-type="string">
            <text:p text:style-name="P28">SELECT HOUR('22:11:45');<text:line-break/></text:p>
            <text:p text:style-name="P28">returns 22<text:line-break/></text:p>
            <text:p text:style-name="P28">SELECT MINUTE('22:11:45');<text:line-break/></text:p>
            <text:p text:style-name="P28">returns 11<text:line-break/></text:p>
            <text:p text:style-name="P28">SELECT SECOND('22:11:45');<text:line-break/></text:p>
            <text:p text:style-name="P28">returns 45<text:line-break/></text:p>
          </table:table-cell>
        </table:table-row>
      </table:table>
      <text:h text:style-name="P17" text:outline-level="3">Aggregate functions</text:h>
      <text:p text:style-name="P7"><text:span text:style-name="T7">An </text:span><text:span text:style-name="T14">aggregate function</text:span><text:span text:style-name="T7"> processes values from a set of rows and returns a summary value. Common aggregate functions are:</text:span></text:p>
      <text:list text:continue-numbering="true" text:style-name="WWNum1">
        <text:list-item>
          <text:p text:style-name="P4"><text:span text:style-name="T4">COUNT()</text:span><text:span text:style-name="T3"> counts the number of rows in the set.</text:span></text:p>
        </text:list-item>
        <text:list-item>
          <text:p text:style-name="P4"><text:span text:style-name="T4">MIN()</text:span><text:span text:style-name="T3"> finds the minimum value in the set.</text:span></text:p>
        </text:list-item>
        <text:list-item>
          <text:p text:style-name="P4"><text:span text:style-name="T4">MAX()</text:span><text:span text:style-name="T3"> finds the maximum value in the set.</text:span></text:p>
        </text:list-item>
        <text:list-item>
          <text:p text:style-name="P4"><text:soft-page-break/><text:span text:style-name="T4">SUM()</text:span><text:span text:style-name="T3"> sums all the values in the set.</text:span></text:p>
        </text:list-item>
        <text:list-item>
          <text:p text:style-name="P4"><text:span text:style-name="T4">AVG()</text:span><text:span text:style-name="T3"> computes the arithmetic mean of all the values in the set.</text:span></text:p>
        </text:list-item>
      </text:list>
      <text:p text:style-name="P11">Aggregate functions appear in a SELECT clause and process all rows that satisfy the WHERE clause condition. If a SELECT statement has no WHERE clause, the aggregate function processes all rows.</text:p>
      <text:h text:style-name="P2" text:outline-level="3">HAVING clause</text:h>
      <text:p text:style-name="P7"><text:span text:style-name="T1">The </text:span><text:span text:style-name="T8">HAVING</text:span><text:span text:style-name="T1"> clause is used with the GROUP BY clause to filter group results.</text:span><text:span text:style-name="T18"> </text:span><text:span text:style-name="T7">The optional HAVING clause follows the GROUP BY clause and precedes the optional ORDER BY clause.</text:span></text:p>
      <text:p text:style-name="P7"><text:span text:style-name="T1"><text:s/>A </text:span><text:span text:style-name="T2">join</text:span><text:span text:style-name="T1"> is a SELECT statement that combines data from two tables, known as the </text:span><text:span text:style-name="T2">left table</text:span><text:span text:style-name="T1"> and </text:span><text:span text:style-name="T2">right table</text:span><text:span text:style-name="T1">, into a single result. The tables are combined by comparing columns from the left and right tables, usually with the = operator.</text:span><text:span text:style-name="T7"> The columns must have comparable data types.</text:span></text:p>
      <text:p text:style-name="Standard"><text:span text:style-name="T1">a column name can be replaced with an alias. The alias follows the column name, separated by an optional </text:span><text:span text:style-name="T2">AS</text:span><text:span text:style-name="T1"> keyword.</text:span></text:p>
      <text:p text:style-name="P29"/>
      <text:p text:style-name="P7"><text:span text:style-name="T7">A </text:span><text:span text:style-name="T14">join clause</text:span><text:span text:style-name="T7"> determines how a join query handles unmatched rows. Two common join clauses are:</text:span></text:p>
      <text:list text:continue-numbering="true" text:style-name="WWNum1">
        <text:list-item>
          <text:p text:style-name="P4"><text:span text:style-name="T4">INNER JOIN</text:span><text:span text:style-name="T3"> selects only matching left and right table rows.</text:span></text:p>
        </text:list-item>
        <text:list-item>
          <text:p text:style-name="P4"><text:span text:style-name="T4">FULL JOIN</text:span><text:span text:style-name="T3"> selects all left and right table rows, regardless of match.</text:span></text:p>
        </text:list-item>
      </text:list>
      <text:p text:style-name="P11">In a FULL JOIN result table, unmatched left table rows appear with NULL values in right table columns, and vice versa.</text:p>
      <text:list text:continue-numbering="true" text:style-name="WWNum1">
        <text:list-item>
          <text:p text:style-name="P4"><text:span text:style-name="T4">LEFT JOIN</text:span><text:span text:style-name="T3"> selects all left table rows, but only matching right table rows.</text:span></text:p>
        </text:list-item>
        <text:list-item>
          <text:p text:style-name="P4"><text:span text:style-name="T4">RIGHT JOIN</text:span><text:span text:style-name="T3"> selects all right table rows, but only matching left table rows.</text:span></text:p>
        </text:list-item>
      </text:list>
      <text:p text:style-name="P7"><text:span text:style-name="T1">An </text:span><text:span text:style-name="T2">outer join</text:span><text:span text:style-name="T1"> is any join that selects unmatched rows, including left, right, and full joins.</text:span></text:p>
      <text:p text:style-name="P14"><text:span text:style-name="T1">The </text:span><text:span text:style-name="T2">UNION</text:span><text:span text:style-name="T1"> keyword combines the two results into one table.</text:span></text:p>
      <text:p text:style-name="P10"/>
      <text:h text:style-name="Heading_20_3" text:outline-level="3"><text:span text:style-name="T34">Equijoins</text:span></text:h>
      <text:p text:style-name="P7"><text:span text:style-name="T1">An </text:span><text:span text:style-name="T2">equijoin</text:span><text:span text:style-name="T1"> compares columns of two tables with the = operator. Most joins are equijoins. A </text:span><text:span text:style-name="T2">non-equijoin</text:span><text:span text:style-name="T1"> compares columns with an operator other than =, such as &lt; and &gt;.</text:span></text:p>
      <text:h text:style-name="P2" text:outline-level="3">Self-joins</text:h>
      <text:p text:style-name="Standard"><text:span text:style-name="T1">A </text:span><text:span text:style-name="T2">self-join</text:span><text:span text:style-name="T1"> joins a table to itself.</text:span></text:p>
      <text:h text:style-name="P17" text:outline-level="3">Cross-joins</text:h>
      <text:p text:style-name="P7"><text:span text:style-name="T1">A </text:span><text:span text:style-name="T2">cross-join</text:span><text:span text:style-name="T1"> combines two tables without comparing columns. A cross-join uses a </text:span><text:span text:style-name="T2">CROSS JOIN</text:span><text:span text:style-name="T1"> clause without an ON clause.</text:span><text:span text:style-name="T7"> As a result, all possible combinations of rows from both tables appear in the result.</text:span></text:p>
      <text:p text:style-name="Standard"><text:soft-page-break/><text:span text:style-name="T1">A </text:span><text:span text:style-name="T2">subquery</text:span><text:span text:style-name="T1">, sometimes called a </text:span><text:span text:style-name="T2">nested query</text:span><text:span text:style-name="T1"> or </text:span><text:span text:style-name="T2">inner query</text:span><text:span text:style-name="T1">, is a query within another SQL query.</text:span></text:p>
      <text:p text:style-name="P7"><text:span text:style-name="T7">. </text:span><text:span text:style-name="T1">An </text:span><text:span text:style-name="T2">alias</text:span><text:span text:style-name="T1"> is a temporary name assigned to a column or table. The </text:span><text:span text:style-name="T2">AS</text:span><text:span text:style-name="T1"> keyword follows a column or table name to create an alias.</text:span></text:p>
      <text:p text:style-name="P7"><text:span text:style-name="T1">In some databases, view data can be stored. A </text:span><text:span text:style-name="T2">materialized view</text:span><text:span text:style-name="T1"> is a view for which data is stored at all times. Whenever a base table changes, the corresponding view tables can also change, so materialized views must be refreshed.</text:span></text:p>
      <text:p text:style-name="P7"><text:span text:style-name="T1">When </text:span><text:span text:style-name="T2">WITH CHECK OPTION</text:span><text:span text:style-name="T1"> is specified, the database rejects inserts and updates that do not satisfy the view query WHERE clause.</text:span><text:span text:style-name="T7"> Instead, the database generates an error message that explains the violation.</text:span></text:p>
      <text:p text:style-name="Standard"><text:span text:style-name="T1">An </text:span><text:span text:style-name="T2">entity-relationship model</text:span><text:span text:style-name="T1"> is a high-level representation of data requirements, ignoring implementation details</text:span></text:p>
      <text:p text:style-name="P11">An entity-relationship model includes three kinds of objects:</text:p>
      <text:list text:continue-numbering="true" text:style-name="WWNum1">
        <text:list-item>
          <text:p text:style-name="P4"><text:span text:style-name="T3">An </text:span><text:span text:style-name="T4">entity</text:span><text:span text:style-name="T3"> is a person, place, product, concept, or activity.</text:span></text:p>
        </text:list-item>
        <text:list-item>
          <text:p text:style-name="P4"><text:span text:style-name="T3">A </text:span><text:span text:style-name="T4">relationship</text:span><text:span text:style-name="T3"> is a statement about two entities.</text:span></text:p>
        </text:list-item>
        <text:list-item>
          <text:p text:style-name="P4"><text:span text:style-name="T3">An </text:span><text:span text:style-name="T4">attribute</text:span><text:span text:style-name="T3"> is a descriptive property of an entity.</text:span></text:p>
        </text:list-item>
      </text:list>
      <text:p text:style-name="P7"><text:span text:style-name="T7">A relationship is usually a statement about two different entities, </text:span><text:span text:style-name="T1">but the two entities may be the same. A </text:span><text:span text:style-name="T2">reflexive relationship</text:span><text:span text:style-name="T1"> relates an entity to itself.</text:span></text:p>
      <text:p text:style-name="Standard"><text:span text:style-name="T1">An </text:span><text:span text:style-name="T2">entity-relationship diagram</text:span><text:span text:style-name="T1">, commonly called an </text:span><text:span text:style-name="T2">ER diagram</text:span><text:span text:style-name="T1">, is a schematic picture of entities, relationships, and attributes. Entities are drawn as rectangles.</text:span></text:p>
      <text:h text:style-name="P17" text:outline-level="3">Types and instances</text:h>
      <text:p text:style-name="P11">In entity-relationship modeling, a type is a set:</text:p>
      <text:list text:continue-numbering="true" text:style-name="WWNum1">
        <text:list-item>
          <text:p text:style-name="P4"><text:span text:style-name="T3">An </text:span><text:span text:style-name="T4">entity type</text:span><text:span text:style-name="T3"> is a set of things.</text:span><text:span text:style-name="T6"> Ex: All employees in a company.</text:span></text:p>
        </text:list-item>
        <text:list-item>
          <text:p text:style-name="P4"><text:span text:style-name="T3">A </text:span><text:span text:style-name="T4">relationship type</text:span><text:span text:style-name="T3"> is a set of related things.</text:span><text:span text:style-name="T6"> Ex: Employee-Manages-Department is a set of (employee, department) pairs, where the employee manages the department.</text:span></text:p>
        </text:list-item>
        <text:list-item>
          <text:p text:style-name="P4"><text:span text:style-name="T3">An </text:span><text:span text:style-name="T4">attribute type</text:span><text:span text:style-name="T3"> is a set of values.</text:span><text:span text:style-name="T35"> </text:span><text:span text:style-name="T6">Ex: All employee salaries.</text:span></text:p>
        </text:list-item>
      </text:list>
      <text:p text:style-name="P16">Entity, relationship, and attribute types usually become tables, foreign keys, and columns, respectively.</text:p>
      <text:p text:style-name="P11">An instance is an element of a set:</text:p>
      <text:list xml:id="list231258976847019" text:continue-numbering="true" text:style-name="WWNum1">
        <text:list-item>
          <text:p text:style-name="P4"><text:span text:style-name="T3">An </text:span><text:span text:style-name="T4">entity instance</text:span><text:span text:style-name="T3"> is an individual thing.</text:span><text:span text:style-name="T35"> </text:span><text:span text:style-name="T6">Ex: The employee Sam Snead.</text:span></text:p>
        </text:list-item>
        <text:list-item>
          <text:p text:style-name="P4"><text:span text:style-name="T3">A </text:span><text:span text:style-name="T4">relationship instance</text:span><text:span text:style-name="T3"> is a statement about entity instances.</text:span><text:span text:style-name="T6"> Ex: "Maria Rodriguez manages Sales."</text:span></text:p>
        </text:list-item>
        <text:list-item>
          <text:p text:style-name="P4"><text:span text:style-name="T3">An </text:span><text:span text:style-name="T4">attribute instance</text:span><text:span text:style-name="T3"> is an individual value.</text:span><text:span text:style-name="T35"> </text:span><text:span text:style-name="T6">Ex: The salary $35,000.</text:span></text:p>
        </text:list-item>
        <text:list-item>
          <text:p text:style-name="P4"><text:soft-page-break/><text:span text:style-name="T4">Analysis</text:span><text:span text:style-name="T3"> develops an entity-relationship model, capturing data requirements while ignoring implementation details.</text:span></text:p>
        </text:list-item>
        <text:list-item>
          <text:p text:style-name="P4"><text:span text:style-name="T4">Logical design</text:span><text:span text:style-name="T3"> converts the entity-relationship model into tables, columns, and keys for a particular database system.</text:span></text:p>
        </text:list-item>
        <text:list-item>
          <text:p text:style-name="P4"><text:span text:style-name="T4">Physical design</text:span><text:span text:style-name="T3"> adds indexes and specifies how tables are organized on storage media.</text:span></text:p>
        </text:list-item>
      </text:list>
      <text:p text:style-name="P3">Analysis steps</text:p>
      <table:table table:name="Table6" table:style-name="Table6">
        <table:table-column table:style-name="Table6.A" table:number-columns-repeated="2"/>
        <table:table-row table:style-name="Table6.1">
          <table:table-cell table:style-name="Table6.A1" office:value-type="string">
            <text:p text:style-name="P13">Step</text:p>
          </table:table-cell>
          <table:table-cell table:style-name="Table6.A1" office:value-type="string">
            <text:p text:style-name="P13">Name</text:p>
          </table:table-cell>
        </table:table-row>
        <table:table-row table:style-name="Table6.1">
          <table:table-cell table:style-name="Table6.A2" office:value-type="string">
            <text:p text:style-name="P9">1</text:p>
          </table:table-cell>
          <table:table-cell table:style-name="Table6.B2" office:value-type="string">
            <text:p text:style-name="P9">Discover entities, relationships, and attributes</text:p>
          </table:table-cell>
        </table:table-row>
        <table:table-row table:style-name="Table6.1">
          <table:table-cell table:style-name="Table6.A3" office:value-type="string">
            <text:p text:style-name="P9">2</text:p>
          </table:table-cell>
          <table:table-cell table:style-name="Table6.B3" office:value-type="string">
            <text:p text:style-name="P9">Determine cardinality</text:p>
          </table:table-cell>
        </table:table-row>
        <table:table-row table:style-name="Table6.1">
          <table:table-cell table:style-name="Table6.A4" office:value-type="string">
            <text:p text:style-name="P9">3</text:p>
          </table:table-cell>
          <table:table-cell table:style-name="Table6.B4" office:value-type="string">
            <text:p text:style-name="P9">Distinguish strong and weak entities</text:p>
          </table:table-cell>
        </table:table-row>
        <table:table-row table:style-name="Table6.1">
          <table:table-cell table:style-name="Table6.A5" office:value-type="string">
            <text:p text:style-name="P9">4</text:p>
          </table:table-cell>
          <table:table-cell table:style-name="Table6.B5" office:value-type="string">
            <text:p text:style-name="P9">Create supertype and subtype entities</text:p>
          </table:table-cell>
        </table:table-row>
      </table:table>
      <text:p text:style-name="P9">Logical design steps</text:p>
      <table:table table:name="Table7" table:style-name="Table7">
        <table:table-column table:style-name="Table7.A" table:number-columns-repeated="2"/>
        <table:table-row table:style-name="Table7.1">
          <table:table-cell table:style-name="Table7.A1" office:value-type="string">
            <text:p text:style-name="P13">Step</text:p>
          </table:table-cell>
          <table:table-cell table:style-name="Table7.A1" office:value-type="string">
            <text:p text:style-name="P13">Name</text:p>
          </table:table-cell>
        </table:table-row>
        <table:table-row table:style-name="Table7.1">
          <table:table-cell table:style-name="Table7.A2" office:value-type="string">
            <text:p text:style-name="P9">5</text:p>
          </table:table-cell>
          <table:table-cell table:style-name="Table7.B2" office:value-type="string">
            <text:p text:style-name="P9">Implement entities</text:p>
          </table:table-cell>
        </table:table-row>
        <table:table-row table:style-name="Table7.1">
          <table:table-cell table:style-name="Table7.A3" office:value-type="string">
            <text:p text:style-name="P9">6</text:p>
          </table:table-cell>
          <table:table-cell table:style-name="Table7.B3" office:value-type="string">
            <text:p text:style-name="P9">Implement relationships</text:p>
          </table:table-cell>
        </table:table-row>
        <table:table-row table:style-name="Table7.1">
          <table:table-cell table:style-name="Table7.A4" office:value-type="string">
            <text:p text:style-name="P9">7</text:p>
          </table:table-cell>
          <table:table-cell table:style-name="Table7.B4" office:value-type="string">
            <text:p text:style-name="P9">Implement attributes</text:p>
          </table:table-cell>
        </table:table-row>
        <table:table-row table:style-name="Table7.1">
          <table:table-cell table:style-name="Table7.A5" office:value-type="string">
            <text:p text:style-name="P9">8</text:p>
          </table:table-cell>
          <table:table-cell table:style-name="Table7.B5" office:value-type="string">
            <text:p text:style-name="P9">Apply normal form</text:p>
          </table:table-cell>
        </table:table-row>
      </table:table>
      <text:p text:style-name="P7"><text:span text:style-name="T8">cardinality</text:span><text:span text:style-name="T1"> refers to maxima and minima of relationships and attributes.</text:span></text:p>
      <text:p text:style-name="Standard"><text:span text:style-name="T2">Relationship maximum</text:span><text:span text:style-name="T1"> is the greatest number of instances of one entity that can relate to a single instance of another entity.</text:span></text:p>
      <text:p text:style-name="Standard"><text:span text:style-name="T2">Relationship minimum</text:span><text:span text:style-name="T1"> is the least number of instances of one entity that can relate to a single instance of another entity</text:span><text:span text:style-name="T7">.</text:span></text:p>
      <text:p text:style-name="P3">In ER diagrams, attribute maximum and minimum follow the attribute name. The minimum appears in parentheses.</text:p>
      <text:p text:style-name="P7"><text:span text:style-name="T1">A </text:span><text:span text:style-name="T2">subtype entity</text:span><text:span text:style-name="T1"> is a subset of another entity type, called the </text:span><text:span text:style-name="T2">supertype entity</text:span><text:span text:style-name="T1">.</text:span><text:span text:style-name="T18"> </text:span><text:span text:style-name="T7">Ex: Managers are a subset of employees, so Manager is a subtype entity of the Employee supertype entity. On ER diagrams, subtype entities are drawn within the supertype. Vehicle Supertype entity and “car” “truck” “motorcycle” subtype</text:span></text:p>
      <text:p text:style-name="Standard"><text:span text:style-name="T1">The identifying relationship is called an </text:span><text:span text:style-name="T2">IsA relationship</text:span><text:span text:style-name="T1">.</text:span></text:p>
      <text:h text:style-name="P2" text:outline-level="3">Partitions</text:h>
      <text:p text:style-name="Standard"><text:span text:style-name="T1">A </text:span><text:span text:style-name="T2">partition</text:span><text:span text:style-name="T1"> of a supertype entity is a group of mutually exclusive subtype entities.</text:span></text:p>
      <text:p text:style-name="P29"><text:soft-page-break/>After entities, relationships, attributes, cardinality, and strong and weak entities are determined, the database designer looks for supertype and subtype entities.</text:p>
      <text:p text:style-name="P3">Creating supertype and subtype entities is the last of four analysis steps:</text:p>
      <text:list text:style-name="WWNum2">
        <text:list-item>
          <text:p text:style-name="P30">Discover entities, relationships, and attributes</text:p>
        </text:list-item>
        <text:list-item>
          <text:p text:style-name="P30">Determine cardinality</text:p>
        </text:list-item>
        <text:list-item>
          <text:p text:style-name="P30">Distinguish strong and weak entities</text:p>
        </text:list-item>
        <text:list-item>
          <text:p text:style-name="P30">Create supertype and subtype entities</text:p>
        </text:list-item>
      </text:list>
      <text:p text:style-name="P7"><text:span text:style-name="T7">Logical design follows analysis.</text:span><text:span text:style-name="T18"> </text:span><text:span text:style-name="T1">Logical design converts an entity-relationship model to tables, columns, and keys for a specific database system.</text:span></text:p>
      <text:p text:style-name="P7"><text:span text:style-name="T7">. One popular convention, </text:span><text:span text:style-name="T1">called </text:span><text:span text:style-name="T2">crow's foot notation</text:span><text:span text:style-name="T1">, depicts cardinality as a circle (zero), a short line (one), or three short lines (many). The three short lines look like a bird's foot, hence the name "crow's foot notation".</text:span></text:p>
      <text:p text:style-name="Standard"><text:span text:style-name="T1">An </text:span><text:span text:style-name="T36">intangible entity</text:span><text:span text:style-name="T1"> is documented in the data model, but not tracked with data in the database.</text:span></text:p>
      <text:p text:style-name="P29">PRIMARY KEYS:</text:p>
      <text:list text:continue-list="list231258976847019" text:style-name="WWNum1">
        <text:list-item>
          <text:p text:style-name="P4"><text:span text:style-name="T37">Stable</text:span><text:span text:style-name="T6">. Primary key values should not change. When a primary key value changes, statements that specify the old value must also change. Furthermore, the new primary key value must cascade to matching foreign keys.</text:span></text:p>
        </text:list-item>
        <text:list-item>
          <text:p text:style-name="P4"><text:span text:style-name="T5">Simple</text:span><text:span text:style-name="T3">. Primary key values should be easy to type and store. Small values are easy to specify in an SQL WHERE clause and speed up query processing. Ex: A 2-byte integer is easier to type and faster to process than a 15-byte character string.</text:span></text:p>
        </text:list-item>
        <text:list-item>
          <text:p text:style-name="P4"><text:span text:style-name="T37">Meaningless</text:span><text:span text:style-name="T6">. Primary keys should not contain descriptive information. Descriptive information occasionally changes, so primary keys containing descriptive information are unstable.</text:span></text:p>
        </text:list-item>
      </text:list>
      <text:p text:style-name="P7"><text:span text:style-name="T1">An </text:span><text:span text:style-name="T2">artificial key</text:span><text:span text:style-name="T1"> is a single-column primary key created by the database designer when no suitable single-column or composite primary key exists. Usually artificial key values are integers, generated automatically by the database as new rows are inserted to the table. Artificial keys are stable, simple, and meaningless.</text:span></text:p>
      <text:p text:style-name="Standard"><text:span text:style-name="T1">Dependence of one column on another is called </text:span><text:span text:style-name="T2">functional dependence</text:span></text:p>
      <text:p text:style-name="Standard"><text:span text:style-name="T2">Redundancy</text:span><text:span text:style-name="T1"> is the repetition of related values in a table.</text:span></text:p>
      <text:p text:style-name="Standard"><text:span text:style-name="T36">Normal forms</text:span><text:span text:style-name="T1"> are rules for designing tables with less redundancy</text:span></text:p>
      <text:p text:style-name="P29"/>
      <text:p text:style-name="P29"/>
      <text:p text:style-name="P7"><text:span text:style-name="T7">A </text:span><text:span text:style-name="T14">candidate key</text:span><text:span text:style-name="T7"> is a simple or composite column that is unique and minimal. </text:span><text:span text:style-name="T14">Minimal</text:span><text:span text:style-name="T7"> means all columns are necessary for uniqueness. A table may have several candidate keys. The database designer designates one candidate key as the primary key.</text:span></text:p>
      <text:p text:style-name="P7"><text:soft-page-break/><text:span text:style-name="T7">A </text:span><text:span text:style-name="T14">non-key</text:span><text:span text:style-name="T7"> column is a column that is not contained in a candidate key.</text:span></text:p>
      <text:p text:style-name="P7"><text:span text:style-name="T7">A table is in </text:span><text:span text:style-name="T14">third normal form</text:span><text:span text:style-name="T7"> if, whenever a non-key column A depends on column B, then B is unique. Columns A and B may be simple or composite. Although B is unique, B is not necessarily minimal and therefore is not necessarily a candidate key.</text:span></text:p>
      <text:p text:style-name="P7"><text:span text:style-name="T7">A table is in </text:span><text:span text:style-name="T14">Boyce-Codd normal form</text:span><text:span text:style-name="T7"> if, whenever column A depends on column B, then B is unique. Columns A and B may be simple or composite. This definition is identical to the definition of third normal form with the term 'non-key' removed. “GOLD STANDARD”</text:span></text:p>
      <text:p text:style-name="P3">Boyce-Codd normal form is ideal for tables with frequent inserts, updates, and deletes.</text:p>
      <text:p text:style-name="P31">Trivial dependencies</text:p>
      <text:p text:style-name="P7"><text:span text:style-name="T8">When the columns of A are a subset of the columns of B, A always depends on B. Ex: FareClass depends on (FlightCode, FareClass). These dependencies are called </text:span><text:span text:style-name="T2">trivial</text:span><text:span text:style-name="T8">.</text:span></text:p>
      <text:p text:style-name="P3">This redundancy is eliminated with normalization, the last step of logical design.</text:p>
      <text:p text:style-name="P7"><text:span text:style-name="T2">Normalization</text:span><text:span text:style-name="T1"> eliminates redundancy by decomposing a table into two or more tables i</text:span><text:span text:style-name="T7">n higher normal form.</text:span></text:p>
      <text:p text:style-name="P7"><text:span text:style-name="T2">Denormalization</text:span><text:span text:style-name="T1"> means intentionally introducing redundancy by merging tables</text:span></text:p>
      <text:p text:style-name="P3">Databases commonly support four alternative table structures:</text:p>
      <text:list text:continue-numbering="true" text:style-name="WWNum1">
        <text:list-item>
          <text:p text:style-name="P4"><text:span text:style-name="T3">Heap table In a </text:span><text:span text:style-name="T4">heap table</text:span><text:span text:style-name="T3">, no order is imposed on rows.</text:span></text:p>
          <text:list>
            <text:list-item>
              <text:p text:style-name="P32">Heap tables optimize insert operations. Heap tables are particularly fast for bulk load of many rows, since rows are stored in load order</text:p>
            </text:list-item>
          </text:list>
        </text:list-item>
        <text:list-item>
          <text:p text:style-name="P4"><text:span text:style-name="T3">Sorted table </text:span><text:span text:style-name="T6">In a </text:span><text:span text:style-name="T38">sorted table</text:span><text:span text:style-name="T6">, the database designer identifies a </text:span><text:span text:style-name="T38">sort column</text:span><text:span text:style-name="T6"> that determines physical row order.</text:span></text:p>
        </text:list-item>
        <text:list-item>
          <text:p text:style-name="P4"><text:span text:style-name="T3">Hash table In a </text:span><text:span text:style-name="T4">hash table</text:span><text:span text:style-name="T3">, rows are assigned to buckets. A </text:span><text:span text:style-name="T4">bucket</text:span><text:span text:style-name="T3"> is a block or group of blocks containing rows. The </text:span><text:span text:style-name="T4">modulo function</text:span><text:span text:style-name="T3"> is a simple hash function with four steps:</text:span></text:p>
        </text:list-item>
        <text:list-item>
          <text:p text:style-name="P4"><text:span text:style-name="T3">Table cluster </text:span><text:span text:style-name="T38">Table clusters</text:span><text:span text:style-name="T6">, also called </text:span><text:span text:style-name="T38">multi-tables</text:span><text:span text:style-name="T6">, interleave rows of two or more tables in the same storage area.</text:span></text:p>
        </text:list-item>
      </text:list>
      <text:p text:style-name="P9"/>
      <text:list text:continue-numbering="true" text:style-name="WWNum1">
        <text:list-item>
          <text:p text:style-name="P4"><text:span text:style-name="T3">A </text:span><text:span text:style-name="T4">table scan</text:span><text:span text:style-name="T3"> is a database operation that reads table blocks directly, without accessing an index.</text:span></text:p>
        </text:list-item>
        <text:list-item>
          <text:p text:style-name="P4"><text:span text:style-name="T3">An </text:span><text:span text:style-name="T4">index scan</text:span><text:span text:style-name="T3"> is a database operation that reads index blocks sequentially, in order to locate the needed table blocks.</text:span></text:p>
        </text:list-item>
      </text:list>
      <text:p text:style-name="P14"><text:span text:style-name="T2">Hit ratio</text:span><text:span text:style-name="T1">, also called </text:span><text:span text:style-name="T2">filter factor</text:span><text:span text:style-name="T1"> or </text:span><text:span text:style-name="T2">selectivity</text:span><text:span text:style-name="T1">, is the percentage of table rows selected by a query. When a SELECT query is executed</text:span></text:p>
      <text:p text:style-name="P7"><text:span text:style-name="T1">In a </text:span><text:span text:style-name="T2">binary search</text:span><text:span text:style-name="T1">, the database repeatedly splits the index in two until it finds the entry containing the search value:</text:span></text:p>
      <text:p text:style-name="P3"><text:soft-page-break/>Indexes may also be dense or sparse:</text:p>
      <text:list text:continue-numbering="true" text:style-name="WWNum1">
        <text:list-item>
          <text:p text:style-name="P4"><text:span text:style-name="T3">A </text:span><text:span text:style-name="T4">dense index</text:span><text:span text:style-name="T3"> contains an entry for every table row.</text:span></text:p>
        </text:list-item>
        <text:list-item>
          <text:p text:style-name="P4"><text:span text:style-name="T3">A </text:span><text:span text:style-name="T4">sparse index</text:span><text:span text:style-name="T3"> contains an entry for every table block.</text:span></text:p>
        </text:list-item>
      </text:list>
      <text:p text:style-name="P33"/>
      <text:p text:style-name="P33"/>
      <text:p text:style-name="P33"/>
      <text:p text:style-name="P33"/>
      <text:p text:style-name="P33"/>
      <text:p text:style-name="P33"/>
      <text:p text:style-name="P33"/>
      <text:p text:style-name="P33">Hash index</text:p>
      <text:list text:continue-numbering="true" text:style-name="WWNum1">
        <text:list-item>
          <text:p text:style-name="P8">Bitmap index</text:p>
        </text:list-item>
        <text:list-item>
          <text:p text:style-name="P8">Logical index</text:p>
        </text:list-item>
        <text:list-item>
          <text:p text:style-name="P8">Function index</text:p>
        </text:list-item>
      </text:list>
      <text:p text:style-name="P7"><text:span text:style-name="T1">In a </text:span><text:span text:style-name="T2">hash index</text:span><text:span text:style-name="T1">, index entries are assigned to buckets. A </text:span><text:span text:style-name="T2">bitmap index</text:span><text:span text:style-name="T1"> is a grid of bits:</text:span></text:p>
      <text:p text:style-name="P7"><text:span text:style-name="T1">Bitmap indexes contain ones and zeros.</text:span></text:p>
      <text:p text:style-name="P3"/>
      <text:p text:style-name="P7"><text:span text:style-name="T1">A </text:span><text:span text:style-name="T2">tablespace</text:span><text:span text:style-name="T1"> is a database object that maps one or more tables to a single file CREATE TABLESPACE</text:span></text:p>
      <text:p text:style-name="P3"/>
      <text:p text:style-name="P7"><text:span text:style-name="T22">Logical design</text:span><text:span text:style-name="T21"> specifies tables, columns, and keys. </text:span><text:span text:style-name="T22">Physical design</text:span><text:span text:style-name="T21"> specifies indexes, table structures, and partitions. Physical design affects query performance but never affects query results. </text:span><text:span text:style-name="T39">A </text:span><text:span text:style-name="T40">storage engine</text:span><text:span text:style-name="T39"> or </text:span><text:span text:style-name="T40">storage manager</text:span><text:span text:style-name="T39"> translates instructions generated by a query processor into low-level commands that access data on storage media.</text:span></text:p>
      <table:table table:name="Table8" table:style-name="Table8">
        <table:table-column table:style-name="Table8.A" table:number-columns-repeated="3"/>
        <table:table-row table:style-name="Table8.1">
          <table:table-cell table:style-name="Table8.A1" office:value-type="string">
            <text:p text:style-name="P13">Statement</text:p>
          </table:table-cell>
          <table:table-cell table:style-name="Table8.A1" office:value-type="string">
            <text:p text:style-name="P13">Description</text:p>
          </table:table-cell>
          <table:table-cell table:style-name="Table8.A1" office:value-type="string">
            <text:p text:style-name="P13">Syntax</text:p>
          </table:table-cell>
        </table:table-row>
        <table:table-row table:style-name="Table8.1">
          <table:table-cell table:style-name="Table8.A2" office:value-type="string">
            <text:p text:style-name="P9">CREATE INDEX</text:p>
          </table:table-cell>
          <table:table-cell table:style-name="Table8.B2" office:value-type="string">
            <text:p text:style-name="P9">Create an index</text:p>
          </table:table-cell>
          <table:table-cell table:style-name="Table8.C2" office:value-type="string">
            <text:p text:style-name="P15"><text:span text:style-name="T12">CREATE INDEX IndexName</text:span><text:line-break/><text:span text:style-name="T12">ON TableName (Column1, Column2, ..., ColumnN);</text:span><text:line-break/></text:p>
          </table:table-cell>
        </table:table-row>
      </table:table>
      <text:p text:style-name="P3"/>
      <text:p text:style-name="P3"/>
      <text:p text:style-name="P3"/>
      <text:p text:style-name="P11"/>
      <text:p text:style-name="P11"/>
      <text:p text:style-name="P7"><text:soft-page-brea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028in" fo:margin-bottom="0in" style:contextual-spacing="false" fo:line-height="106%" fo:keep-together="always" fo:keep-with-next="always"/>
      <style:text-properties fo:color="#1f3763" loext:opacity="100%" style:font-name="Calibri Light" fo:font-family="'Calibri Ligh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style:contextual-spacing="true" fo:line-height="106%" fo:text-indent="0in" style:auto-text-indent="false"/>
      <style:text-properties style:letter-kerning="false"/>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1" style:display-name="ListLabel 1" style:family="text">
      <style:text-properties style:font-name="Roboto" fo:font-family="Roboto"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Roboto" fo:font-family="Roboto" style:font-family-generic="roman" style:font-pitch="variable"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03:12:00</meta:creation-date>
    <meta:initial-creator>Josh Stell</meta:initial-creator>
    <meta:generator>LibreOffice/24.8.3.2$Linux_X86_64 LibreOffice_project/48a6bac9e7e268aeb4c3483fcf825c94556d9f92</meta:generator>
    <dc:date>2024-11-29T23:12:56.825427129</dc:date>
    <meta:editing-duration>PT13M15S</meta:editing-duration>
    <meta:editing-cycles>1</meta:editing-cycles>
    <meta:document-statistic meta:table-count="7" meta:image-count="0" meta:object-count="0" meta:page-count="16" meta:paragraph-count="351" meta:word-count="3858" meta:character-count="23442" meta:non-whitespace-character-count="19992"/>
  </office:meta>
</office:document-meta>
</file>